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2" table:default-cell-style-name="Default"/>
        <table:table-row table:style-name="ro1">
          <table:table-cell office:value-type="string">
            <text:p>сша</text:p>
          </table:table-cell>
          <table:table-cell office:value-type="float" office:value="4">
            <text:p>4</text:p>
          </table:table-cell>
          <table:table-cell office:value-type="float" office:value="0.0479044068868">
            <text:p>0,0479044069</text:p>
          </table:table-cell>
          <table:table-cell office:value-type="float" office:value="0.0221424898886">
            <text:p>0,0221424899</text:p>
          </table:table-cell>
          <table:table-cell office:value-type="float" office:value="0.0226780638038">
            <text:p>0,0226780638</text:p>
          </table:table-cell>
          <table:table-cell office:value-type="float" office:value="0.0249470647314">
            <text:p>0,0249470647</text:p>
          </table:table-cell>
          <table:table-cell office:value-type="float" office:value="0.0249490596598">
            <text:p>0,0249490597</text:p>
          </table:table-cell>
          <table:table-cell office:value-type="float" office:value="0.026558155282">
            <text:p>0,0265581553</text:p>
          </table:table-cell>
          <table:table-cell table:number-columns-repeated="5"/>
          <table:table-cell office:value-type="string">
            <text:p>сша</text:p>
          </table:table-cell>
          <table:table-cell office:value-type="string">
            <text:p>сша</text:p>
          </table:table-cell>
          <table:table-cell office:value-type="string">
            <text:p>сша</text:p>
          </table:table-cell>
          <table:table-cell table:number-columns-repeated="3"/>
          <table:table-cell office:value-type="string">
            <text:p>сша</text:p>
          </table:table-cell>
        </table:table-row>
        <table:table-row table:style-name="ro1">
          <table:table-cell office:value-type="string">
            <text:p>анб</text:p>
          </table:table-cell>
          <table:table-cell office:value-type="float" office:value="3">
            <text:p>3</text:p>
          </table:table-cell>
          <table:table-cell office:value-type="float" office:value="0.0346647036126">
            <text:p>0,0346647036</text:p>
          </table:table-cell>
          <table:table-cell office:value-type="float" office:value="0.0159907876535">
            <text:p>0,0159907877</text:p>
          </table:table-cell>
          <table:table-cell office:value-type="float" office:value="0.0164056870672">
            <text:p>0,0164056871</text:p>
          </table:table-cell>
          <table:table-cell office:value-type="float" office:value="0.0178397654529">
            <text:p>0,0178397655</text:p>
          </table:table-cell>
          <table:table-cell office:value-type="float" office:value="0.0194412688866">
            <text:p>0,0194412689</text:p>
          </table:table-cell>
          <table:table-cell office:value-type="float" office:value="0.0224568194727">
            <text:p>0,0224568195</text:p>
          </table:table-cell>
          <table:table-cell table:number-columns-repeated="5"/>
          <table:table-cell table:number-columns-repeated="2" office:value-type="string">
            <text:p>агентств</text:p>
          </table:table-cell>
          <table:table-cell office:value-type="string">
            <text:p>анб</text:p>
          </table:table-cell>
          <table:table-cell table:number-columns-repeated="3"/>
          <table:table-cell office:value-type="string">
            <text:p>анб</text:p>
          </table:table-cell>
        </table:table-row>
        <table:table-row table:style-name="ro1">
          <table:table-cell office:value-type="string">
            <text:p>слежк</text:p>
          </table:table-cell>
          <table:table-cell office:value-type="float" office:value="3">
            <text:p>3</text:p>
          </table:table-cell>
          <table:table-cell office:value-type="float" office:value="0.0333269849909">
            <text:p>0,033326985</text:p>
          </table:table-cell>
          <table:table-cell office:value-type="float" office:value="0.0154294408438">
            <text:p>0,0154294408</text:p>
          </table:table-cell>
          <table:table-cell office:value-type="float" office:value="0.0140295783313">
            <text:p>0,0140295783</text:p>
          </table:table-cell>
          <table:table-cell office:value-type="float" office:value="0.0137756719336">
            <text:p>0,0137756719</text:p>
          </table:table-cell>
          <table:table-cell office:value-type="float" office:value="0.0168210555115">
            <text:p>0,0168210555</text:p>
          </table:table-cell>
          <table:table-cell office:value-type="float" office:value="0.0204761317131">
            <text:p>0,0204761317</text:p>
          </table:table-cell>
          <table:table-cell table:number-columns-repeated="5"/>
          <table:table-cell office:value-type="string">
            <text:p>анб</text:p>
          </table:table-cell>
          <table:table-cell office:value-type="string">
            <text:p>анб</text:p>
          </table:table-cell>
          <table:table-cell office:value-type="string">
            <text:p>слежк</text:p>
          </table:table-cell>
          <table:table-cell table:number-columns-repeated="3"/>
          <table:table-cell office:value-type="string">
            <text:p>слежк</text:p>
          </table:table-cell>
        </table:table-row>
        <table:table-row table:style-name="ro1">
          <table:table-cell office:value-type="string">
            <text:p>американц</text:p>
          </table:table-cell>
          <table:table-cell office:value-type="float" office:value="2">
            <text:p>2</text:p>
          </table:table-cell>
          <table:table-cell office:value-type="float" office:value="0.026004693549">
            <text:p>0,0260046935</text:p>
          </table:table-cell>
          <table:table-cell office:value-type="float" office:value="0.0124398964239">
            <text:p>0,0124398964</text:p>
          </table:table-cell>
          <table:table-cell office:value-type="float" office:value="0.011996202505">
            <text:p>0,0119962025</text:p>
          </table:table-cell>
          <table:table-cell office:value-type="float" office:value="0.0120210776326">
            <text:p>0,0120210776</text:p>
          </table:table-cell>
          <table:table-cell office:value-type="float" office:value="0.0144690476832">
            <text:p>0,0144690477</text:p>
          </table:table-cell>
          <table:table-cell office:value-type="float" office:value="0.0184303467096">
            <text:p>0,0184303467</text:p>
          </table:table-cell>
          <table:table-cell table:number-columns-repeated="5"/>
          <table:table-cell office:value-type="string">
            <text:p>переговор</text:p>
          </table:table-cell>
          <table:table-cell office:value-type="string">
            <text:p>штаб</text:p>
          </table:table-cell>
          <table:table-cell office:value-type="string">
            <text:p>переговор</text:p>
          </table:table-cell>
          <table:table-cell table:number-columns-repeated="3"/>
          <table:table-cell office:value-type="string">
            <text:p>американц</text:p>
          </table:table-cell>
        </table:table-row>
        <table:table-row table:style-name="ro1">
          <table:table-cell office:value-type="string">
            <text:p>переговор</text:p>
          </table:table-cell>
          <table:table-cell office:value-type="float" office:value="3">
            <text:p>3</text:p>
          </table:table-cell>
          <table:table-cell office:value-type="float" office:value="0.0338359609642">
            <text:p>0,033835961</text:p>
          </table:table-cell>
          <table:table-cell office:value-type="float" office:value="0.0153574315971">
            <text:p>0,0153574316</text:p>
          </table:table-cell>
          <table:table-cell office:value-type="float" office:value="0.0138528362197">
            <text:p>0,0138528362</text:p>
          </table:table-cell>
          <table:table-cell office:value-type="float" office:value="0.0133797155066">
            <text:p>0,0133797155</text:p>
          </table:table-cell>
          <table:table-cell office:value-type="float" office:value="0.015476566465">
            <text:p>0,0154765665</text:p>
          </table:table-cell>
          <table:table-cell office:value-type="float" office:value="0.0175120660403">
            <text:p>0,017512066</text:p>
          </table:table-cell>
          <table:table-cell table:number-columns-repeated="5"/>
          <table:table-cell office:value-type="string">
            <text:p>слежк</text:p>
          </table:table-cell>
          <table:table-cell office:value-type="string">
            <text:p>слежк</text:p>
          </table:table-cell>
          <table:table-cell office:value-type="string">
            <text:p>агентств</text:p>
          </table:table-cell>
          <table:table-cell table:number-columns-repeated="3"/>
          <table:table-cell office:value-type="string">
            <text:p>переговор</text:p>
          </table:table-cell>
        </table:table-row>
        <table:table-row table:style-name="ro1">
          <table:table-cell office:value-type="string">
            <text:p>квартир</text:p>
          </table:table-cell>
          <table:table-cell office:value-type="float" office:value="3">
            <text:p>3</text:p>
          </table:table-cell>
          <table:table-cell office:value-type="float" office:value="0.0319765369786">
            <text:p>0,031976537</text:p>
          </table:table-cell>
          <table:table-cell office:value-type="float" office:value="0.0106850484995">
            <text:p>0,0106850485</text:p>
          </table:table-cell>
          <table:table-cell office:value-type="float" office:value="0.012981395806">
            <text:p>0,0129813958</text:p>
          </table:table-cell>
          <table:table-cell office:value-type="float" office:value="0.0102525084638">
            <text:p>0,0102525085</text:p>
          </table:table-cell>
          <table:table-cell office:value-type="float" office:value="0.01446625918">
            <text:p>0,0144662592</text:p>
          </table:table-cell>
          <table:table-cell office:value-type="float" office:value="0.01466470586">
            <text:p>0,0146647059</text:p>
          </table:table-cell>
          <table:table-cell table:number-columns-repeated="5"/>
          <table:table-cell office:value-type="string">
            <text:p>квартир</text:p>
          </table:table-cell>
          <table:table-cell office:value-type="string">
            <text:p>переговор</text:p>
          </table:table-cell>
          <table:table-cell office:value-type="string">
            <text:p>американц</text:p>
          </table:table-cell>
          <table:table-cell table:number-columns-repeated="3"/>
          <table:table-cell office:value-type="string">
            <text:p>квартир</text:p>
          </table:table-cell>
        </table:table-row>
        <table:table-row table:style-name="ro2">
          <table:table-cell office:value-type="string">
            <text:p>тог</text:p>
          </table:table-cell>
          <table:table-cell office:value-type="float" office:value="2">
            <text:p>2</text:p>
          </table:table-cell>
          <table:table-cell office:value-type="float" office:value="0.0278548409423">
            <text:p>0,0278548409</text:p>
          </table:table-cell>
          <table:table-cell office:value-type="float" office:value="0.0126962069906">
            <text:p>0,012696207</text:p>
          </table:table-cell>
          <table:table-cell office:value-type="float" office:value="0.0105635346669">
            <text:p>0,0105635347</text:p>
          </table:table-cell>
          <table:table-cell office:value-type="float" office:value="0.00834534067629">
            <text:p>0,0083453407</text:p>
          </table:table-cell>
          <table:table-cell office:value-type="float" office:value="0.0117588814635">
            <text:p>0,0117588815</text:p>
          </table:table-cell>
          <table:table-cell office:value-type="float" office:value="0.0145413806809">
            <text:p>0,0145413807</text:p>
          </table:table-cell>
          <table:table-cell table:number-columns-repeated="5"/>
          <table:table-cell office:value-type="string">
            <text:p>штаб</text:p>
          </table:table-cell>
          <table:table-cell table:number-columns-repeated="2" office:value-type="string">
            <text:p>квартир</text:p>
          </table:table-cell>
          <table:table-cell table:number-columns-repeated="3"/>
          <table:table-cell office:value-type="string">
            <text:p>тог</text:p>
          </table:table-cell>
        </table:table-row>
        <table:table-row table:style-name="ro1">
          <table:table-cell office:value-type="string">
            <text:p>агентств</text:p>
          </table:table-cell>
          <table:table-cell office:value-type="float" office:value="3">
            <text:p>3</text:p>
          </table:table-cell>
          <table:table-cell office:value-type="float" office:value="0.0351329023724">
            <text:p>0,0351329024</text:p>
          </table:table-cell>
          <table:table-cell office:value-type="float" office:value="0.0163856353188">
            <text:p>0,0163856353</text:p>
          </table:table-cell>
          <table:table-cell office:value-type="float" office:value="0.0164524906592">
            <text:p>0,0164524907</text:p>
          </table:table-cell>
          <table:table-cell office:value-type="float" office:value="0.0177069020714">
            <text:p>0,0177069021</text:p>
          </table:table-cell>
          <table:table-cell office:value-type="float" office:value="0.015458431361">
            <text:p>0,0154584314</text:p>
          </table:table-cell>
          <table:table-cell office:value-type="float" office:value="0.0140082210393">
            <text:p>0,014008221</text:p>
          </table:table-cell>
          <table:table-cell table:number-columns-repeated="5"/>
          <table:table-cell office:value-type="string">
            <text:p>тог</text:p>
          </table:table-cell>
          <table:table-cell office:value-type="string">
            <text:p>информац</text:p>
          </table:table-cell>
          <table:table-cell office:value-type="string">
            <text:p>штаб</text:p>
          </table:table-cell>
          <table:table-cell table:number-columns-repeated="3"/>
          <table:table-cell office:value-type="string">
            <text:p>агентств</text:p>
          </table:table-cell>
        </table:table-row>
        <table:table-row table:style-name="ro1">
          <table:table-cell office:value-type="string">
            <text:p>организац</text:p>
          </table:table-cell>
          <table:table-cell office:value-type="float" office:value="2">
            <text:p>2</text:p>
          </table:table-cell>
          <table:table-cell office:value-type="float" office:value="0.0246588120713">
            <text:p>0,0246588121</text:p>
          </table:table-cell>
          <table:table-cell office:value-type="float" office:value="0.0117426386641">
            <text:p>0,0117426387</text:p>
          </table:table-cell>
          <table:table-cell office:value-type="float" office:value="0.0113740666827">
            <text:p>0,0113740667</text:p>
          </table:table-cell>
          <table:table-cell office:value-type="float" office:value="0.0117667591513">
            <text:p>0,0117667592</text:p>
          </table:table-cell>
          <table:table-cell office:value-type="float" office:value="0.0122465378689">
            <text:p>0,0122465379</text:p>
          </table:table-cell>
          <table:table-cell office:value-type="float" office:value="0.0134620202805">
            <text:p>0,0134620203</text:p>
          </table:table-cell>
          <table:table-cell table:number-columns-repeated="5"/>
          <table:table-cell office:value-type="string">
            <text:p>американц</text:p>
          </table:table-cell>
          <table:table-cell office:value-type="string">
            <text:p>комментирова</text:p>
          </table:table-cell>
          <table:table-cell office:value-type="string">
            <text:p>комментирова</text:p>
          </table:table-cell>
          <table:table-cell table:number-columns-repeated="3"/>
          <table:table-cell office:value-type="string">
            <text:p>организац</text:p>
          </table:table-cell>
        </table:table-row>
        <table:table-row table:style-name="ro1">
          <table:table-cell office:value-type="string">
            <text:p>дом</text:p>
          </table:table-cell>
          <table:table-cell office:value-type="float" office:value="2">
            <text:p>2</text:p>
          </table:table-cell>
          <table:table-cell office:value-type="float" office:value="0.0237767862124">
            <text:p>0,0237767862</text:p>
          </table:table-cell>
          <table:table-cell office:value-type="float" office:value="0.0090061237521">
            <text:p>0,0090061238</text:p>
          </table:table-cell>
          <table:table-cell office:value-type="float" office:value="0.0104635185276">
            <text:p>0,0104635185</text:p>
          </table:table-cell>
          <table:table-cell office:value-type="float" office:value="0.00929337126723">
            <text:p>0,0092933713</text:p>
          </table:table-cell>
          <table:table-cell office:value-type="float" office:value="0.0115549927375">
            <text:p>0,0115549927</text:p>
          </table:table-cell>
          <table:table-cell office:value-type="float" office:value="0.0124745078889">
            <text:p>0,0124745079</text:p>
          </table:table-cell>
          <table:table-cell table:number-columns-repeated="5"/>
          <table:table-cell office:value-type="string">
            <text:p>попа</text:p>
          </table:table-cell>
          <table:table-cell office:value-type="string">
            <text:p>американц</text:p>
          </table:table-cell>
          <table:table-cell office:value-type="string">
            <text:p>организац</text:p>
          </table:table-cell>
          <table:table-cell table:number-columns-repeated="3"/>
          <table:table-cell office:value-type="string">
            <text:p>дом</text:p>
          </table:table-cell>
        </table:table-row>
        <table:table-row table:style-name="ro1">
          <table:table-cell office:value-type="string">
            <text:p>прослушк</text:p>
          </table:table-cell>
          <table:table-cell office:value-type="float" office:value="2">
            <text:p>2</text:p>
          </table:table-cell>
          <table:table-cell office:value-type="float" office:value="0.0224669558637">
            <text:p>0,0224669559</text:p>
          </table:table-cell>
          <table:table-cell office:value-type="float" office:value="0.0113329942847">
            <text:p>0,0113329943</text:p>
          </table:table-cell>
          <table:table-cell office:value-type="float" office:value="0.0104901025729">
            <text:p>0,0104901026</text:p>
          </table:table-cell>
          <table:table-cell office:value-type="float" office:value="0.0110419227747">
            <text:p>0,0110419228</text:p>
          </table:table-cell>
          <table:table-cell office:value-type="float" office:value="0.0113137879615">
            <text:p>0,011313788</text:p>
          </table:table-cell>
          <table:table-cell office:value-type="float" office:value="0.0124150545305">
            <text:p>0,0124150545</text:p>
          </table:table-cell>
          <table:table-cell table:number-columns-repeated="5"/>
          <table:table-cell office:value-type="string">
            <text:p>организац</text:p>
          </table:table-cell>
          <table:table-cell office:value-type="string">
            <text:p>попа</text:p>
          </table:table-cell>
          <table:table-cell office:value-type="string">
            <text:p>информац</text:p>
          </table:table-cell>
          <table:table-cell table:number-columns-repeated="3"/>
          <table:table-cell office:value-type="string">
            <text:p>прослушк</text:p>
          </table:table-cell>
        </table:table-row>
        <table:table-row table:style-name="ro1">
          <table:table-cell office:value-type="string">
            <text:p>штаб</text:p>
          </table:table-cell>
          <table:table-cell office:value-type="float" office:value="3">
            <text:p>3</text:p>
          </table:table-cell>
          <table:table-cell office:value-type="float" office:value="0.0317685097186">
            <text:p>0,0317685097</text:p>
          </table:table-cell>
          <table:table-cell office:value-type="float" office:value="0.010531254796">
            <text:p>0,0105312548</text:p>
          </table:table-cell>
          <table:table-cell office:value-type="float" office:value="0.0142661720284">
            <text:p>0,014266172</text:p>
          </table:table-cell>
          <table:table-cell office:value-type="float" office:value="0.0133457089825">
            <text:p>0,013345709</text:p>
          </table:table-cell>
          <table:table-cell office:value-type="float" office:value="0.0140467378014">
            <text:p>0,0140467378</text:p>
          </table:table-cell>
          <table:table-cell office:value-type="float" office:value="0.0121972235957">
            <text:p>0,0121972236</text:p>
          </table:table-cell>
          <table:table-cell table:number-columns-repeated="5"/>
          <table:table-cell office:value-type="string">
            <text:p>информац</text:p>
          </table:table-cell>
          <table:table-cell office:value-type="string">
            <text:p>организац</text:p>
          </table:table-cell>
          <table:table-cell office:value-type="string">
            <text:p>мвф</text:p>
          </table:table-cell>
          <table:table-cell table:number-columns-repeated="3"/>
          <table:table-cell office:value-type="string">
            <text:p>штаб</text:p>
          </table:table-cell>
        </table:table-row>
        <table:table-row table:style-name="ro1">
          <table:table-cell office:value-type="string">
            <text:p>мвф</text:p>
          </table:table-cell>
          <table:table-cell office:value-type="float" office:value="2">
            <text:p>2</text:p>
          </table:table-cell>
          <table:table-cell office:value-type="float" office:value="0.0216787305599">
            <text:p>0,0216787306</text:p>
          </table:table-cell>
          <table:table-cell office:value-type="float" office:value="0.00824971625556">
            <text:p>0,0082497163</text:p>
          </table:table-cell>
          <table:table-cell office:value-type="float" office:value="0.0107414507588">
            <text:p>0,0107414508</text:p>
          </table:table-cell>
          <table:table-cell office:value-type="float" office:value="0.0119549595284">
            <text:p>0,0119549595</text:p>
          </table:table-cell>
          <table:table-cell office:value-type="float" office:value="0.0118527523077">
            <text:p>0,0118527523</text:p>
          </table:table-cell>
          <table:table-cell office:value-type="float" office:value="0.0112154863891">
            <text:p>0,0112154864</text:p>
          </table:table-cell>
          <table:table-cell table:number-columns-repeated="5"/>
          <table:table-cell office:value-type="string">
            <text:p>дом</text:p>
          </table:table-cell>
          <table:table-cell office:value-type="string">
            <text:p>мвф</text:p>
          </table:table-cell>
          <table:table-cell office:value-type="string">
            <text:p>тог</text:p>
          </table:table-cell>
          <table:table-cell table:number-columns-repeated="3"/>
          <table:table-cell office:value-type="string">
            <text:p>мвф</text:p>
          </table:table-cell>
        </table:table-row>
        <table:table-row table:style-name="ro1">
          <table:table-cell office:value-type="string">
            <text:p>попа</text:p>
          </table:table-cell>
          <table:table-cell office:value-type="float" office:value="2">
            <text:p>2</text:p>
          </table:table-cell>
          <table:table-cell office:value-type="float" office:value="0.0257210136218">
            <text:p>0,0257210136</text:p>
          </table:table-cell>
          <table:table-cell office:value-type="float" office:value="0.0118105492332">
            <text:p>0,0118105492</text:p>
          </table:table-cell>
          <table:table-cell office:value-type="float" office:value="0.0115755709047">
            <text:p>0,0115755709</text:p>
          </table:table-cell>
          <table:table-cell office:value-type="float" office:value="0.0118134823435">
            <text:p>0,0118134823</text:p>
          </table:table-cell>
          <table:table-cell office:value-type="float" office:value="0.0109975459232">
            <text:p>0,0109975459</text:p>
          </table:table-cell>
          <table:table-cell office:value-type="float" office:value="0.0105951443661">
            <text:p>0,0105951444</text:p>
          </table:table-cell>
          <table:table-cell table:number-columns-repeated="5"/>
          <table:table-cell office:value-type="string">
            <text:p>прослушива</text:p>
          </table:table-cell>
          <table:table-cell office:value-type="string">
            <text:p>прослушива</text:p>
          </table:table-cell>
          <table:table-cell office:value-type="string">
            <text:p>дом</text:p>
          </table:table-cell>
          <table:table-cell table:number-columns-repeated="3"/>
          <table:table-cell office:value-type="string">
            <text:p>попа</text:p>
          </table:table-cell>
        </table:table-row>
        <table:table-row table:style-name="ro1">
          <table:table-cell office:value-type="string">
            <text:p>прослушива</text:p>
          </table:table-cell>
          <table:table-cell office:value-type="float" office:value="2">
            <text:p>2</text:p>
          </table:table-cell>
          <table:table-cell office:value-type="float" office:value="0.0236308319203">
            <text:p>0,0236308319</text:p>
          </table:table-cell>
          <table:table-cell office:value-type="float" office:value="0.01093927219">
            <text:p>0,0109392722</text:p>
          </table:table-cell>
          <table:table-cell office:value-type="float" office:value="0.0106674678248">
            <text:p>0,0106674678</text:p>
          </table:table-cell>
          <table:table-cell office:value-type="float" office:value="0.010971526459">
            <text:p>0,0109715265</text:p>
          </table:table-cell>
          <table:table-cell office:value-type="float" office:value="0.0105452633774">
            <text:p>0,0105452634</text:p>
          </table:table-cell>
          <table:table-cell office:value-type="float" office:value="0.0103986775474">
            <text:p>0,0103986775</text:p>
          </table:table-cell>
          <table:table-cell table:number-columns-repeated="5"/>
          <table:table-cell office:value-type="string">
            <text:p>reuters</text:p>
          </table:table-cell>
          <table:table-cell office:value-type="string">
            <text:p>тог</text:p>
          </table:table-cell>
          <table:table-cell office:value-type="string">
            <text:p>прослушк</text:p>
          </table:table-cell>
          <table:table-cell table:number-columns-repeated="3"/>
          <table:table-cell office:value-type="string">
            <text:p>прослушива</text:p>
          </table:table-cell>
        </table:table-row>
        <table:table-row table:style-name="ro1">
          <table:table-cell office:value-type="string">
            <text:p>газет</text:p>
          </table:table-cell>
          <table:table-cell office:value-type="float" office:value="1">
            <text:p>1</text:p>
          </table:table-cell>
          <table:table-cell office:value-type="float" office:value="0.0137702461357">
            <text:p>0,0137702461</text:p>
          </table:table-cell>
          <table:table-cell office:value-type="float" office:value="0.00714640598772">
            <text:p>0,007146406</text:p>
          </table:table-cell>
          <table:table-cell office:value-type="float" office:value="0.00775682529282">
            <text:p>0,0077568253</text:p>
          </table:table-cell>
          <table:table-cell office:value-type="float" office:value="0.00889172792553">
            <text:p>0,0088917279</text:p>
          </table:table-cell>
          <table:table-cell office:value-type="float" office:value="0.0090070021007">
            <text:p>0,0090070021</text:p>
          </table:table-cell>
          <table:table-cell office:value-type="float" office:value="0.0103567137476">
            <text:p>0,0103567137</text:p>
          </table:table-cell>
          <table:table-cell table:number-columns-repeated="5"/>
          <table:table-cell office:value-type="string">
            <text:p>комментирова</text:p>
          </table:table-cell>
          <table:table-cell office:value-type="string">
            <text:p>прослушк</text:p>
          </table:table-cell>
          <table:table-cell office:value-type="string">
            <text:p>попа</text:p>
          </table:table-cell>
          <table:table-cell table:number-columns-repeated="3"/>
          <table:table-cell office:value-type="string">
            <text:p>газет</text:p>
          </table:table-cell>
        </table:table-row>
        <table:table-row table:style-name="ro1">
          <table:table-cell office:value-type="string">
            <text:p>комментирова</text:p>
          </table:table-cell>
          <table:table-cell office:value-type="float" office:value="2">
            <text:p>2</text:p>
          </table:table-cell>
          <table:table-cell office:value-type="float" office:value="0.0232887366544">
            <text:p>0,0232887367</text:p>
          </table:table-cell>
          <table:table-cell office:value-type="float" office:value="0.0116675971361">
            <text:p>0,0116675971</text:p>
          </table:table-cell>
          <table:table-cell office:value-type="float" office:value="0.0121641042679">
            <text:p>0,0121641043</text:p>
          </table:table-cell>
          <table:table-cell office:value-type="float" office:value="0.0134761538039">
            <text:p>0,0134761538</text:p>
          </table:table-cell>
          <table:table-cell office:value-type="float" office:value="0.0122758623963">
            <text:p>0,0122758624</text:p>
          </table:table-cell>
          <table:table-cell office:value-type="float" office:value="0.0102586569914">
            <text:p>0,010258657</text:p>
          </table:table-cell>
          <table:table-cell table:number-columns-repeated="5"/>
          <table:table-cell office:value-type="string">
            <text:p>бел</text:p>
          </table:table-cell>
          <table:table-cell office:value-type="string">
            <text:p>дом</text:p>
          </table:table-cell>
          <table:table-cell office:value-type="string">
            <text:p>прослушива</text:p>
          </table:table-cell>
          <table:table-cell table:number-columns-repeated="3"/>
          <table:table-cell office:value-type="string">
            <text:p>комментирова</text:p>
          </table:table-cell>
        </table:table-row>
        <table:table-row table:style-name="ro1">
          <table:table-cell office:value-type="string">
            <text:p>разглаша</text:p>
          </table:table-cell>
          <table:table-cell office:value-type="float" office:value="1">
            <text:p>1</text:p>
          </table:table-cell>
          <table:table-cell office:value-type="float" office:value="0.0140741778776">
            <text:p>0,0140741779</text:p>
          </table:table-cell>
          <table:table-cell office:value-type="float" office:value="0.00735500863237">
            <text:p>0,0073550086</text:p>
          </table:table-cell>
          <table:table-cell office:value-type="float" office:value="0.00613733332921">
            <text:p>0,0061373333</text:p>
          </table:table-cell>
          <table:table-cell office:value-type="float" office:value="0.00490909890213">
            <text:p>0,0049090989</text:p>
          </table:table-cell>
          <table:table-cell office:value-type="float" office:value="0.00747356079326">
            <text:p>0,0074735608</text:p>
          </table:table-cell>
          <table:table-cell office:value-type="float" office:value="0.0102571076228">
            <text:p>0,0102571076</text:p>
          </table:table-cell>
          <table:table-cell table:number-columns-repeated="5"/>
          <table:table-cell office:value-type="string">
            <text:p>международн</text:p>
          </table:table-cell>
          <table:table-cell table:number-columns-repeated="2" office:value-type="string">
            <text:p>бел</text:p>
          </table:table-cell>
          <table:table-cell table:number-columns-repeated="3"/>
          <table:table-cell office:value-type="string">
            <text:p>разглаша</text:p>
          </table:table-cell>
        </table:table-row>
        <table:table-row table:style-name="ro1">
          <table:table-cell office:value-type="string">
            <text:p>эт</text:p>
          </table:table-cell>
          <table:table-cell office:value-type="float" office:value="1">
            <text:p>1</text:p>
          </table:table-cell>
          <table:table-cell office:value-type="float" office:value="0.0142780946532">
            <text:p>0,0142780947</text:p>
          </table:table-cell>
          <table:table-cell office:value-type="float" office:value="0.00733712570738">
            <text:p>0,0073371257</text:p>
          </table:table-cell>
          <table:table-cell office:value-type="float" office:value="0.00794367749933">
            <text:p>0,0079436775</text:p>
          </table:table-cell>
          <table:table-cell office:value-type="float" office:value="0.00903142120465">
            <text:p>0,0090314212</text:p>
          </table:table-cell>
          <table:table-cell office:value-type="float" office:value="0.0089491698276">
            <text:p>0,0089491698</text:p>
          </table:table-cell>
          <table:table-cell office:value-type="float" office:value="0.0101517314989">
            <text:p>0,0101517315</text:p>
          </table:table-cell>
          <table:table-cell table:number-columns-repeated="5"/>
          <table:table-cell office:value-type="string">
            <text:p>прослушк</text:p>
          </table:table-cell>
          <table:table-cell office:value-type="string">
            <text:p>международн</text:p>
          </table:table-cell>
          <table:table-cell office:value-type="string">
            <text:p>международн</text:p>
          </table:table-cell>
          <table:table-cell table:number-columns-repeated="3"/>
          <table:table-cell office:value-type="string">
            <text:p>эт</text:p>
          </table:table-cell>
        </table:table-row>
        <table:table-row table:style-name="ro1">
          <table:table-cell office:value-type="string">
            <text:p>времен</text:p>
          </table:table-cell>
          <table:table-cell office:value-type="float" office:value="1">
            <text:p>1</text:p>
          </table:table-cell>
          <table:table-cell office:value-type="float" office:value="0.0139302991175">
            <text:p>0,0139302991</text:p>
          </table:table-cell>
          <table:table-cell office:value-type="float" office:value="0.00696818464254">
            <text:p>0,0069681846</text:p>
          </table:table-cell>
          <table:table-cell office:value-type="float" office:value="0.00753858040143">
            <text:p>0,0075385804</text:p>
          </table:table-cell>
          <table:table-cell office:value-type="float" office:value="0.00868701862838">
            <text:p>0,0086870186</text:p>
          </table:table-cell>
          <table:table-cell office:value-type="float" office:value="0.00879412534835">
            <text:p>0,0087941253</text:p>
          </table:table-cell>
          <table:table-cell office:value-type="float" office:value="0.010104098779">
            <text:p>0,0101040988</text:p>
          </table:table-cell>
          <table:table-cell table:number-columns-repeated="5"/>
          <table:table-cell office:value-type="string">
            <text:p>вб</text:p>
          </table:table-cell>
          <table:table-cell office:value-type="string">
            <text:p>reuters</text:p>
          </table:table-cell>
          <table:table-cell office:value-type="string">
            <text:p>газет</text:p>
          </table:table-cell>
          <table:table-cell table:number-columns-repeated="3"/>
          <table:table-cell office:value-type="string">
            <text:p>времен</text:p>
          </table:table-cell>
        </table:table-row>
        <table:table-row table:style-name="ro1">
          <table:table-cell office:value-type="string">
            <text:p>провест</text:p>
          </table:table-cell>
          <table:table-cell office:value-type="float" office:value="1">
            <text:p>1</text:p>
          </table:table-cell>
          <table:table-cell office:value-type="float" office:value="0.0140712346691">
            <text:p>0,0140712347</text:p>
          </table:table-cell>
          <table:table-cell office:value-type="float" office:value="0.00715174672961">
            <text:p>0,0071517467</text:p>
          </table:table-cell>
          <table:table-cell office:value-type="float" office:value="0.00597102611794">
            <text:p>0,0059710261</text:p>
          </table:table-cell>
          <table:table-cell office:value-type="float" office:value="0.00478397008891">
            <text:p>0,0047839701</text:p>
          </table:table-cell>
          <table:table-cell office:value-type="float" office:value="0.00729665151235">
            <text:p>0,0072966515</text:p>
          </table:table-cell>
          <table:table-cell office:value-type="float" office:value="0.010014930762">
            <text:p>0,0100149308</text:p>
          </table:table-cell>
          <table:table-cell table:number-columns-repeated="12"/>
        </table:table-row>
        <table:table-row table:style-name="ro2">
          <table:table-cell office:value-type="string">
            <text:p>видим</text:p>
          </table:table-cell>
          <table:table-cell office:value-type="float" office:value="1">
            <text:p>1</text:p>
          </table:table-cell>
          <table:table-cell office:value-type="float" office:value="0.0127735063624">
            <text:p>0,0127735064</text:p>
          </table:table-cell>
          <table:table-cell office:value-type="float" office:value="0.0065399749869">
            <text:p>0,006539975</text:p>
          </table:table-cell>
          <table:table-cell office:value-type="float" office:value="0.00553640569288">
            <text:p>0,0055364057</text:p>
          </table:table-cell>
          <table:table-cell office:value-type="float" office:value="0.00454365838377">
            <text:p>0,0045436584</text:p>
          </table:table-cell>
          <table:table-cell office:value-type="float" office:value="0.00709746789326">
            <text:p>0,0070974679</text:p>
          </table:table-cell>
          <table:table-cell office:value-type="float" office:value="0.0100018205564">
            <text:p>0,0100018206</text:p>
          </table:table-cell>
          <table:table-cell table:number-columns-repeated="12"/>
        </table:table-row>
        <table:table-row table:style-name="ro1">
          <table:table-cell office:value-type="string">
            <text:p>сноуден</text:p>
          </table:table-cell>
          <table:table-cell office:value-type="float" office:value="1">
            <text:p>1</text:p>
          </table:table-cell>
          <table:table-cell office:value-type="float" office:value="0.0133568877281">
            <text:p>0,0133568877</text:p>
          </table:table-cell>
          <table:table-cell office:value-type="float" office:value="0.0070869680026">
            <text:p>0,007086968</text:p>
          </table:table-cell>
          <table:table-cell office:value-type="float" office:value="0.00589870276073">
            <text:p>0,0058987028</text:p>
          </table:table-cell>
          <table:table-cell office:value-type="float" office:value="0.00475277696616">
            <text:p>0,004752777</text:p>
          </table:table-cell>
          <table:table-cell office:value-type="float" office:value="0.00718757568582">
            <text:p>0,0071875757</text:p>
          </table:table-cell>
          <table:table-cell office:value-type="float" office:value="0.00984426068416">
            <text:p>0,0098442607</text:p>
          </table:table-cell>
          <table:table-cell table:number-columns-repeated="12"/>
        </table:table-row>
        <table:table-row table:style-name="ro1">
          <table:table-cell office:value-type="string">
            <text:p>международн</text:p>
          </table:table-cell>
          <table:table-cell office:value-type="float" office:value="2">
            <text:p>2</text:p>
          </table:table-cell>
          <table:table-cell office:value-type="float" office:value="0.0225176663268">
            <text:p>0,0225176663</text:p>
          </table:table-cell>
          <table:table-cell office:value-type="float" office:value="0.0107647570867">
            <text:p>0,0107647571</text:p>
          </table:table-cell>
          <table:table-cell office:value-type="float" office:value="0.010038254591">
            <text:p>0,0100382546</text:p>
          </table:table-cell>
          <table:table-cell office:value-type="float" office:value="0.0103930102994">
            <text:p>0,0103930103</text:p>
          </table:table-cell>
          <table:table-cell office:value-type="float" office:value="0.0098339866837">
            <text:p>0,0098339867</text:p>
          </table:table-cell>
          <table:table-cell office:value-type="float" office:value="0.00984174602442">
            <text:p>0,009841746</text:p>
          </table:table-cell>
          <table:table-cell table:number-columns-repeated="12"/>
        </table:table-row>
        <table:table-row table:style-name="ro1">
          <table:table-cell office:value-type="string">
            <text:p>значительн</text:p>
          </table:table-cell>
          <table:table-cell office:value-type="float" office:value="1">
            <text:p>1</text:p>
          </table:table-cell>
          <table:table-cell office:value-type="float" office:value="0.01384250019">
            <text:p>0,0138425002</text:p>
          </table:table-cell>
          <table:table-cell office:value-type="float" office:value="0.00721660397842">
            <text:p>0,007216604</text:p>
          </table:table-cell>
          <table:table-cell office:value-type="float" office:value="0.00602055578026">
            <text:p>0,0060205558</text:p>
          </table:table-cell>
          <table:table-cell office:value-type="float" office:value="0.00481721008022">
            <text:p>0,0048172101</text:p>
          </table:table-cell>
          <table:table-cell office:value-type="float" office:value="0.00718634504357">
            <text:p>0,007186345</text:p>
          </table:table-cell>
          <table:table-cell office:value-type="float" office:value="0.00978260147451">
            <text:p>0,0097826015</text:p>
          </table:table-cell>
          <table:table-cell table:number-columns-repeated="12"/>
        </table:table-row>
        <table:table-row table:style-name="ro1">
          <table:table-cell office:value-type="string">
            <text:p>октябр</text:p>
          </table:table-cell>
          <table:table-cell office:value-type="float" office:value="1">
            <text:p>1</text:p>
          </table:table-cell>
          <table:table-cell office:value-type="float" office:value="0.0134140112056">
            <text:p>0,0134140112</text:p>
          </table:table-cell>
          <table:table-cell office:value-type="float" office:value="0.00682556975037">
            <text:p>0,0068255698</text:p>
          </table:table-cell>
          <table:table-cell office:value-type="float" office:value="0.00573418661393">
            <text:p>0,0057341866</text:p>
          </table:table-cell>
          <table:table-cell office:value-type="float" office:value="0.00463680491041">
            <text:p>0,0046368049</text:p>
          </table:table-cell>
          <table:table-cell office:value-type="float" office:value="0.00703374849682">
            <text:p>0,0070337485</text:p>
          </table:table-cell>
          <table:table-cell office:value-type="float" office:value="0.00970831195118">
            <text:p>0,009708312</text:p>
          </table:table-cell>
          <table:table-cell table:number-columns-repeated="12"/>
        </table:table-row>
        <table:table-row table:style-name="ro1">
          <table:table-cell office:value-type="string">
            <text:p>пересматрива</text:p>
          </table:table-cell>
          <table:table-cell office:value-type="float" office:value="1">
            <text:p>1</text:p>
          </table:table-cell>
          <table:table-cell office:value-type="float" office:value="0.012329546985">
            <text:p>0,012329547</text:p>
          </table:table-cell>
          <table:table-cell office:value-type="float" office:value="0.00662725147952">
            <text:p>0,0066272515</text:p>
          </table:table-cell>
          <table:table-cell office:value-type="float" office:value="0.0068059247016">
            <text:p>0,0068059247</text:p>
          </table:table-cell>
          <table:table-cell office:value-type="float" office:value="0.00798937854513">
            <text:p>0,0079893785</text:p>
          </table:table-cell>
          <table:table-cell office:value-type="float" office:value="0.00805749300791">
            <text:p>0,008057493</text:p>
          </table:table-cell>
          <table:table-cell office:value-type="float" office:value="0.00962760595877">
            <text:p>0,009627606</text:p>
          </table:table-cell>
          <table:table-cell table:number-columns-repeated="12"/>
        </table:table-row>
        <table:table-row table:style-name="ro1">
          <table:table-cell office:value-type="string">
            <text:p>йорк</text:p>
          </table:table-cell>
          <table:table-cell office:value-type="float" office:value="1">
            <text:p>1</text:p>
          </table:table-cell>
          <table:table-cell office:value-type="float" office:value="0.0132132998741">
            <text:p>0,0132132999</text:p>
          </table:table-cell>
          <table:table-cell office:value-type="float" office:value="0.00707557216949">
            <text:p>0,0070755722</text:p>
          </table:table-cell>
          <table:table-cell office:value-type="float" office:value="0.0074697037627">
            <text:p>0,0074697038</text:p>
          </table:table-cell>
          <table:table-cell office:value-type="float" office:value="0.00856577643995">
            <text:p>0,0085657764</text:p>
          </table:table-cell>
          <table:table-cell office:value-type="float" office:value="0.00829973522904">
            <text:p>0,0082997352</text:p>
          </table:table-cell>
          <table:table-cell office:value-type="float" office:value="0.00953679350978">
            <text:p>0,0095367935</text:p>
          </table:table-cell>
          <table:table-cell table:number-columns-repeated="12"/>
        </table:table-row>
        <table:table-row table:style-name="ro1">
          <table:table-cell office:value-type="string">
            <text:p>ссылк</text:p>
          </table:table-cell>
          <table:table-cell office:value-type="float" office:value="1">
            <text:p>1</text:p>
          </table:table-cell>
          <table:table-cell office:value-type="float" office:value="0.012608944771">
            <text:p>0,0126089448</text:p>
          </table:table-cell>
          <table:table-cell office:value-type="float" office:value="0.00642113308035">
            <text:p>0,0064211331</text:p>
          </table:table-cell>
          <table:table-cell office:value-type="float" office:value="0.00684594697759">
            <text:p>0,006845947</text:p>
          </table:table-cell>
          <table:table-cell office:value-type="float" office:value="0.00790127097233">
            <text:p>0,007901271</text:p>
          </table:table-cell>
          <table:table-cell office:value-type="float" office:value="0.00812772585407">
            <text:p>0,0081277259</text:p>
          </table:table-cell>
          <table:table-cell office:value-type="float" office:value="0.00948763488393">
            <text:p>0,0094876349</text:p>
          </table:table-cell>
          <table:table-cell table:number-columns-repeated="12"/>
        </table:table-row>
        <table:table-row table:style-name="ro1">
          <table:table-cell office:value-type="string">
            <text:p>информац</text:p>
          </table:table-cell>
          <table:table-cell office:value-type="float" office:value="2">
            <text:p>2</text:p>
          </table:table-cell>
          <table:table-cell office:value-type="float" office:value="0.0239605692057">
            <text:p>0,0239605692</text:p>
          </table:table-cell>
          <table:table-cell office:value-type="float" office:value="0.0113033950336">
            <text:p>0,011303395</text:p>
          </table:table-cell>
          <table:table-cell office:value-type="float" office:value="0.012440076841">
            <text:p>0,0124400768</text:p>
          </table:table-cell>
          <table:table-cell office:value-type="float" office:value="0.014599801358">
            <text:p>0,0145998014</text:p>
          </table:table-cell>
          <table:table-cell office:value-type="float" office:value="0.0119258803268">
            <text:p>0,0119258803</text:p>
          </table:table-cell>
          <table:table-cell office:value-type="float" office:value="0.00947636481586">
            <text:p>0,0094763648</text:p>
          </table:table-cell>
          <table:table-cell table:number-columns-repeated="12"/>
        </table:table-row>
        <table:table-row table:style-name="ro1">
          <table:table-cell office:value-type="string">
            <text:p>прекрат</text:p>
          </table:table-cell>
          <table:table-cell office:value-type="float" office:value="1">
            <text:p>1</text:p>
          </table:table-cell>
          <table:table-cell office:value-type="float" office:value="0.0121386575262">
            <text:p>0,0121386575</text:p>
          </table:table-cell>
          <table:table-cell office:value-type="float" office:value="0.00633680254361">
            <text:p>0,0063368025</text:p>
          </table:table-cell>
          <table:table-cell office:value-type="float" office:value="0.00524209198244">
            <text:p>0,005242092</text:p>
          </table:table-cell>
          <table:table-cell office:value-type="float" office:value="0.00438746624982">
            <text:p>0,0043874662</text:p>
          </table:table-cell>
          <table:table-cell office:value-type="float" office:value="0.00651200365845">
            <text:p>0,0065120037</text:p>
          </table:table-cell>
          <table:table-cell office:value-type="float" office:value="0.00930933941163">
            <text:p>0,0093093394</text:p>
          </table:table-cell>
          <table:table-cell table:number-columns-repeated="12"/>
        </table:table-row>
        <table:table-row table:style-name="ro2">
          <table:table-cell office:value-type="string">
            <text:p>собеседник</text:p>
          </table:table-cell>
          <table:table-cell office:value-type="float" office:value="1">
            <text:p>1</text:p>
          </table:table-cell>
          <table:table-cell office:value-type="float" office:value="0.0125271814497">
            <text:p>0,0125271814</text:p>
          </table:table-cell>
          <table:table-cell office:value-type="float" office:value="0.00631699917942">
            <text:p>0,0063169992</text:p>
          </table:table-cell>
          <table:table-cell office:value-type="float" office:value="0.00529142236223">
            <text:p>0,0052914224</text:p>
          </table:table-cell>
          <table:table-cell office:value-type="float" office:value="0.00432915512046">
            <text:p>0,0043291551</text:p>
          </table:table-cell>
          <table:table-cell office:value-type="float" office:value="0.0066312992546">
            <text:p>0,0066312993</text:p>
          </table:table-cell>
          <table:table-cell office:value-type="float" office:value="0.00928388791556">
            <text:p>0,0092838879</text:p>
          </table:table-cell>
          <table:table-cell table:number-columns-repeated="12"/>
        </table:table-row>
        <table:table-row table:style-name="ro2">
          <table:table-cell office:value-type="string">
            <text:p>банк</text:p>
          </table:table-cell>
          <table:table-cell office:value-type="float" office:value="1">
            <text:p>1</text:p>
          </table:table-cell>
          <table:table-cell office:value-type="float" office:value="0.0130326779345">
            <text:p>0,0130326779</text:p>
          </table:table-cell>
          <table:table-cell office:value-type="float" office:value="0.00693325261347">
            <text:p>0,0069332526</text:p>
          </table:table-cell>
          <table:table-cell office:value-type="float" office:value="0.00570933104664">
            <text:p>0,005709331</text:p>
          </table:table-cell>
          <table:table-cell office:value-type="float" office:value="0.00458058898814">
            <text:p>0,004580589</text:p>
          </table:table-cell>
          <table:table-cell office:value-type="float" office:value="0.00667558802541">
            <text:p>0,006675588</text:p>
          </table:table-cell>
          <table:table-cell office:value-type="float" office:value="0.00915329217682">
            <text:p>0,0091532922</text:p>
          </table:table-cell>
          <table:table-cell table:number-columns-repeated="12"/>
        </table:table-row>
        <table:table-row table:style-name="ro1">
          <table:table-cell office:value-type="string">
            <text:p>reuters</text:p>
          </table:table-cell>
          <table:table-cell office:value-type="float" office:value="2">
            <text:p>2</text:p>
          </table:table-cell>
          <table:table-cell office:value-type="float" office:value="0.0233879264911">
            <text:p>0,0233879265</text:p>
          </table:table-cell>
          <table:table-cell office:value-type="float" office:value="0.0113288371224">
            <text:p>0,0113288371</text:p>
          </table:table-cell>
          <table:table-cell office:value-type="float" office:value="0.00912331078777">
            <text:p>0,0091233108</text:p>
          </table:table-cell>
          <table:table-cell office:value-type="float" office:value="0.00748863554151">
            <text:p>0,0074886355</text:p>
          </table:table-cell>
          <table:table-cell office:value-type="float" office:value="0.00881415432026">
            <text:p>0,0088141543</text:p>
          </table:table-cell>
          <table:table-cell office:value-type="float" office:value="0.00914681437406">
            <text:p>0,0091468144</text:p>
          </table:table-cell>
          <table:table-cell table:number-columns-repeated="12"/>
        </table:table-row>
        <table:table-row table:style-name="ro2">
          <table:table-cell office:value-type="string">
            <text:p>отказа</text:p>
          </table:table-cell>
          <table:table-cell office:value-type="float" office:value="1">
            <text:p>1</text:p>
          </table:table-cell>
          <table:table-cell office:value-type="float" office:value="0.011935315023">
            <text:p>0,011935315</text:p>
          </table:table-cell>
          <table:table-cell office:value-type="float" office:value="0.00622212011436">
            <text:p>0,0062221201</text:p>
          </table:table-cell>
          <table:table-cell office:value-type="float" office:value="0.00508652592688">
            <text:p>0,0050865259</text:p>
          </table:table-cell>
          <table:table-cell office:value-type="float" office:value="0.0043690169344">
            <text:p>0,0043690169</text:p>
          </table:table-cell>
          <table:table-cell office:value-type="float" office:value="0.00629317438009">
            <text:p>0,0062931744</text:p>
          </table:table-cell>
          <table:table-cell office:value-type="float" office:value="0.00887520087505">
            <text:p>0,0088752009</text:p>
          </table:table-cell>
          <table:table-cell table:number-columns-repeated="12"/>
        </table:table-row>
        <table:table-row table:style-name="ro2">
          <table:table-cell office:value-type="string">
            <text:p>бел</text:p>
          </table:table-cell>
          <table:table-cell office:value-type="float" office:value="2">
            <text:p>2</text:p>
          </table:table-cell>
          <table:table-cell office:value-type="float" office:value="0.0229539803261">
            <text:p>0,0229539803</text:p>
          </table:table-cell>
          <table:table-cell office:value-type="float" office:value="0.00882619628769">
            <text:p>0,0088261963</text:p>
          </table:table-cell>
          <table:table-cell office:value-type="float" office:value="0.0103507467134">
            <text:p>0,0103507467</text:p>
          </table:table-cell>
          <table:table-cell office:value-type="float" office:value="0.0092465129751">
            <text:p>0,009246513</text:p>
          </table:table-cell>
          <table:table-cell office:value-type="float" office:value="0.00996826432966">
            <text:p>0,0099682643</text:p>
          </table:table-cell>
          <table:table-cell office:value-type="float" office:value="0.00844601613766">
            <text:p>0,0084460161</text:p>
          </table:table-cell>
          <table:table-cell table:number-columns-repeated="12"/>
        </table:table-row>
        <table:table-row table:style-name="ro1">
          <table:table-cell office:value-type="string">
            <text:p>вб</text:p>
          </table:table-cell>
          <table:table-cell office:value-type="float" office:value="2">
            <text:p>2</text:p>
          </table:table-cell>
          <table:table-cell office:value-type="float" office:value="0.0217965214618">
            <text:p>0,0217965215</text:p>
          </table:table-cell>
          <table:table-cell office:value-type="float" office:value="0.00864011834067">
            <text:p>0,0086401183</text:p>
          </table:table-cell>
          <table:table-cell office:value-type="float" office:value="0.0084672596385">
            <text:p>0,0084672596</text:p>
          </table:table-cell>
          <table:table-cell office:value-type="float" office:value="0.00579073461705">
            <text:p>0,0057907346</text:p>
          </table:table-cell>
          <table:table-cell office:value-type="float" office:value="0.00817106941679">
            <text:p>0,0081710694</text:p>
          </table:table-cell>
          <table:table-cell office:value-type="float" office:value="0.00808752557451">
            <text:p>0,0080875256</text:p>
          </table:table-cell>
          <table:table-cell table:number-columns-repeated="12"/>
        </table:table-row>
        <table:table-row table:style-name="ro1">
          <table:table-cell office:value-type="string">
            <text:p>сноуд</text:p>
          </table:table-cell>
          <table:table-cell office:value-type="float" office:value="1">
            <text:p>1</text:p>
          </table:table-cell>
          <table:table-cell office:value-type="float" office:value="0.0135126654021">
            <text:p>0,0135126654</text:p>
          </table:table-cell>
          <table:table-cell office:value-type="float" office:value="0.00725919193911">
            <text:p>0,0072591919</text:p>
          </table:table-cell>
          <table:table-cell office:value-type="float" office:value="0.00798685763494">
            <text:p>0,0079868576</text:p>
          </table:table-cell>
          <table:table-cell office:value-type="float" office:value="0.00922994424103">
            <text:p>0,0092299442</text:p>
          </table:table-cell>
          <table:table-cell office:value-type="float" office:value="0.00746610258984">
            <text:p>0,0074661026</text:p>
          </table:table-cell>
          <table:table-cell office:value-type="float" office:value="0.00707019169629">
            <text:p>0,0070701917</text:p>
          </table:table-cell>
          <table:table-cell table:number-columns-repeated="12"/>
        </table:table-row>
        <table:table-row table:style-name="ro2">
          <table:table-cell office:value-type="string">
            <text:p>прилетел</text:p>
          </table:table-cell>
          <table:table-cell office:value-type="float" office:value="1">
            <text:p>1</text:p>
          </table:table-cell>
          <table:table-cell office:value-type="float" office:value="0.0161001185458">
            <text:p>0,0161001185</text:p>
          </table:table-cell>
          <table:table-cell office:value-type="float" office:value="0.00803164556337">
            <text:p>0,0080316456</text:p>
          </table:table-cell>
          <table:table-cell office:value-type="float" office:value="0.00667738342568">
            <text:p>0,0066773834</text:p>
          </table:table-cell>
          <table:table-cell office:value-type="float" office:value="0.00530150748591">
            <text:p>0,0053015075</text:p>
          </table:table-cell>
          <table:table-cell office:value-type="float" office:value="0.00670341248004">
            <text:p>0,0067034125</text:p>
          </table:table-cell>
          <table:table-cell office:value-type="float" office:value="0.00707019169629">
            <text:p>0,0070701917</text:p>
          </table:table-cell>
          <table:table-cell table:number-columns-repeated="12"/>
        </table:table-row>
        <table:table-row table:style-name="ro1">
          <table:table-cell office:value-type="string">
            <text:p>больш</text:p>
          </table:table-cell>
          <table:table-cell office:value-type="float" office:value="1">
            <text:p>1</text:p>
          </table:table-cell>
          <table:table-cell office:value-type="float" office:value="0.0147679258397">
            <text:p>0,0147679258</text:p>
          </table:table-cell>
          <table:table-cell office:value-type="float" office:value="0.00736289061119">
            <text:p>0,0073628906</text:p>
          </table:table-cell>
          <table:table-cell office:value-type="float" office:value="0.00798773092228">
            <text:p>0,0079877309</text:p>
          </table:table-cell>
          <table:table-cell office:value-type="float" office:value="0.00907957647715">
            <text:p>0,0090795765</text:p>
          </table:table-cell>
          <table:table-cell office:value-type="float" office:value="0.00726329727187">
            <text:p>0,0072632973</text:p>
          </table:table-cell>
          <table:table-cell office:value-type="float" office:value="0.00663518223384">
            <text:p>0,0066351822</text:p>
          </table:table-cell>
          <table:table-cell table:number-columns-repeated="12"/>
        </table:table-row>
        <table:table-row table:style-name="ro1">
          <table:table-cell office:value-type="string">
            <text:p>намер</text:p>
          </table:table-cell>
          <table:table-cell office:value-type="float" office:value="1">
            <text:p>1</text:p>
          </table:table-cell>
          <table:table-cell office:value-type="float" office:value="0.0143236568568">
            <text:p>0,0143236569</text:p>
          </table:table-cell>
          <table:table-cell office:value-type="float" office:value="0.00729319694498">
            <text:p>0,0072931969</text:p>
          </table:table-cell>
          <table:table-cell office:value-type="float" office:value="0.00788244512586">
            <text:p>0,0078824451</text:p>
          </table:table-cell>
          <table:table-cell office:value-type="float" office:value="0.00894116918136">
            <text:p>0,0089411692</text:p>
          </table:table-cell>
          <table:table-cell office:value-type="float" office:value="0.0071899887469">
            <text:p>0,0071899887</text:p>
          </table:table-cell>
          <table:table-cell office:value-type="float" office:value="0.00656811766356">
            <text:p>0,0065681177</text:p>
          </table:table-cell>
          <table:table-cell table:number-columns-repeated="12"/>
        </table:table-row>
        <table:table-row table:style-name="ro2">
          <table:table-cell office:value-type="string">
            <text:p>сведен</text:p>
          </table:table-cell>
          <table:table-cell office:value-type="float" office:value="1">
            <text:p>1</text:p>
          </table:table-cell>
          <table:table-cell office:value-type="float" office:value="0.0145588604462">
            <text:p>0,0145588604</text:p>
          </table:table-cell>
          <table:table-cell office:value-type="float" office:value="0.00726668455148">
            <text:p>0,0072666846</text:p>
          </table:table-cell>
          <table:table-cell office:value-type="float" office:value="0.00785329623393">
            <text:p>0,0078532962</text:p>
          </table:table-cell>
          <table:table-cell office:value-type="float" office:value="0.00890672441557">
            <text:p>0,0089067244</text:p>
          </table:table-cell>
          <table:table-cell office:value-type="float" office:value="0.00707279717135">
            <text:p>0,0070727972</text:p>
          </table:table-cell>
          <table:table-cell office:value-type="float" office:value="0.00645254854414">
            <text:p>0,0064525485</text:p>
          </table:table-cell>
          <table:table-cell table:number-columns-repeated="12"/>
        </table:table-row>
        <table:table-row table:style-name="ro2">
          <table:table-cell office:value-type="string">
            <text:p>посл</text:p>
          </table:table-cell>
          <table:table-cell office:value-type="float" office:value="1">
            <text:p>1</text:p>
          </table:table-cell>
          <table:table-cell office:value-type="float" office:value="0.0129841464098">
            <text:p>0,0129841464</text:p>
          </table:table-cell>
          <table:table-cell office:value-type="float" office:value="0.00681547377698">
            <text:p>0,0068154738</text:p>
          </table:table-cell>
          <table:table-cell office:value-type="float" office:value="0.0073168103376">
            <text:p>0,0073168103</text:p>
          </table:table-cell>
          <table:table-cell office:value-type="float" office:value="0.00830799760236">
            <text:p>0,0083079976</text:p>
          </table:table-cell>
          <table:table-cell office:value-type="float" office:value="0.00685415609098">
            <text:p>0,0068541561</text:p>
          </table:table-cell>
          <table:table-cell office:value-type="float" office:value="0.00639318063598">
            <text:p>0,0063931806</text:p>
          </table:table-cell>
          <table:table-cell table:number-columns-repeated="12"/>
        </table:table-row>
        <table:table-row table:style-name="ro2">
          <table:table-cell office:value-type="string">
            <text:p>начал</text:p>
          </table:table-cell>
          <table:table-cell office:value-type="float" office:value="1">
            <text:p>1</text:p>
          </table:table-cell>
          <table:table-cell office:value-type="float" office:value="0.0135053537448">
            <text:p>0,0135053537</text:p>
          </table:table-cell>
          <table:table-cell office:value-type="float" office:value="0.00709317274256">
            <text:p>0,0070931727</text:p>
          </table:table-cell>
          <table:table-cell office:value-type="float" office:value="0.00763764623159">
            <text:p>0,0076376462</text:p>
          </table:table-cell>
          <table:table-cell office:value-type="float" office:value="0.00868182997679">
            <text:p>0,00868183</text:p>
          </table:table-cell>
          <table:table-cell office:value-type="float" office:value="0.00695784661585">
            <text:p>0,0069578466</text:p>
          </table:table-cell>
          <table:table-cell office:value-type="float" office:value="0.00638431480087">
            <text:p>0,0063843148</text:p>
          </table:table-cell>
          <table:table-cell table:number-columns-repeated="12"/>
        </table:table-row>
        <table:table-row table:style-name="ro2">
          <table:table-cell office:value-type="string">
            <text:p>резонанс</text:p>
          </table:table-cell>
          <table:table-cell office:value-type="float" office:value="1">
            <text:p>1</text:p>
          </table:table-cell>
          <table:table-cell office:value-type="float" office:value="0.0142636875961">
            <text:p>0,0142636876</text:p>
          </table:table-cell>
          <table:table-cell office:value-type="float" office:value="0.00724137285337">
            <text:p>0,0072413729</text:p>
          </table:table-cell>
          <table:table-cell office:value-type="float" office:value="0.00782660885633">
            <text:p>0,0078266089</text:p>
          </table:table-cell>
          <table:table-cell office:value-type="float" office:value="0.00887532796288">
            <text:p>0,008875328</text:p>
          </table:table-cell>
          <table:table-cell office:value-type="float" office:value="0.0070056656213">
            <text:p>0,0070056656</text:p>
          </table:table-cell>
          <table:table-cell office:value-type="float" office:value="0.00636008405523">
            <text:p>0,0063600841</text:p>
          </table:table-cell>
          <table:table-cell table:number-columns-repeated="12"/>
        </table:table-row>
        <table:table-row table:style-name="ro1">
          <table:table-cell office:value-type="string">
            <text:p>эдвард</text:p>
          </table:table-cell>
          <table:table-cell office:value-type="float" office:value="1">
            <text:p>1</text:p>
          </table:table-cell>
          <table:table-cell office:value-type="float" office:value="0.0138395323566">
            <text:p>0,0138395324</text:p>
          </table:table-cell>
          <table:table-cell office:value-type="float" office:value="0.00711019836574">
            <text:p>0,0071101984</text:p>
          </table:table-cell>
          <table:table-cell office:value-type="float" office:value="0.00764265369255">
            <text:p>0,0076426537</text:p>
          </table:table-cell>
          <table:table-cell office:value-type="float" office:value="0.0086870967113">
            <text:p>0,0086870967</text:p>
          </table:table-cell>
          <table:table-cell office:value-type="float" office:value="0.00693279025297">
            <text:p>0,0069327903</text:p>
          </table:table-cell>
          <table:table-cell office:value-type="float" office:value="0.0063449690595">
            <text:p>0,0063449691</text:p>
          </table:table-cell>
          <table:table-cell table:number-columns-repeated="12"/>
        </table:table-row>
        <table:table-row table:style-name="ro2">
          <table:table-cell office:value-type="string">
            <text:p>материал</text:p>
          </table:table-cell>
          <table:table-cell office:value-type="float" office:value="1">
            <text:p>1</text:p>
          </table:table-cell>
          <table:table-cell office:value-type="float" office:value="0.0137244219874">
            <text:p>0,013724422</text:p>
          </table:table-cell>
          <table:table-cell office:value-type="float" office:value="0.00681650641651">
            <text:p>0,0068165064</text:p>
          </table:table-cell>
          <table:table-cell office:value-type="float" office:value="0.00734131452716">
            <text:p>0,0073413145</text:p>
          </table:table-cell>
          <table:table-cell office:value-type="float" office:value="0.00839118251348">
            <text:p>0,0083911825</text:p>
          </table:table-cell>
          <table:table-cell office:value-type="float" office:value="0.0068224768828">
            <text:p>0,0068224769</text:p>
          </table:table-cell>
          <table:table-cell office:value-type="float" office:value="0.00627325710788">
            <text:p>0,0062732571</text:p>
          </table:table-cell>
          <table:table-cell table:number-columns-repeated="12"/>
        </table:table-row>
        <table:table-row table:style-name="ro2">
          <table:table-cell office:value-type="string">
            <text:p>канцлер</text:p>
          </table:table-cell>
          <table:table-cell office:value-type="float" office:value="1">
            <text:p>1</text:p>
          </table:table-cell>
          <table:table-cell office:value-type="float" office:value="0.0124178670983">
            <text:p>0,0124178671</text:p>
          </table:table-cell>
          <table:table-cell office:value-type="float" office:value="0.00616399304466">
            <text:p>0,006163993</text:p>
          </table:table-cell>
          <table:table-cell office:value-type="float" office:value="0.00671672001739">
            <text:p>0,00671672</text:p>
          </table:table-cell>
          <table:table-cell office:value-type="float" office:value="0.00787029651655">
            <text:p>0,0078702965</text:p>
          </table:table-cell>
          <table:table-cell office:value-type="float" office:value="0.00659374699669">
            <text:p>0,006593747</text:p>
          </table:table-cell>
          <table:table-cell office:value-type="float" office:value="0.00626529798481">
            <text:p>0,006265298</text:p>
          </table:table-cell>
          <table:table-cell table:number-columns-repeated="12"/>
        </table:table-row>
        <table:table-row table:style-name="ro1">
          <table:table-cell office:value-type="string">
            <text:p>бывш</text:p>
          </table:table-cell>
          <table:table-cell office:value-type="float" office:value="1">
            <text:p>1</text:p>
          </table:table-cell>
          <table:table-cell office:value-type="float" office:value="0.0136192087997">
            <text:p>0,0136192088</text:p>
          </table:table-cell>
          <table:table-cell office:value-type="float" office:value="0.00691396033151">
            <text:p>0,0069139603</text:p>
          </table:table-cell>
          <table:table-cell office:value-type="float" office:value="0.00744998793731">
            <text:p>0,0074499879</text:p>
          </table:table-cell>
          <table:table-cell office:value-type="float" office:value="0.00856374395">
            <text:p>0,008563744</text:p>
          </table:table-cell>
          <table:table-cell office:value-type="float" office:value="0.00678728906105">
            <text:p>0,0067872891</text:p>
          </table:table-cell>
          <table:table-cell office:value-type="float" office:value="0.00625973362718">
            <text:p>0,0062597336</text:p>
          </table:table-cell>
          <table:table-cell table:number-columns-repeated="12"/>
        </table:table-row>
        <table:table-row table:style-name="ro1">
          <table:table-cell office:value-type="string">
            <text:p>сво</text:p>
          </table:table-cell>
          <table:table-cell office:value-type="float" office:value="1">
            <text:p>1</text:p>
          </table:table-cell>
          <table:table-cell office:value-type="float" office:value="0.0136472784009">
            <text:p>0,0136472784</text:p>
          </table:table-cell>
          <table:table-cell office:value-type="float" office:value="0.00691005640525">
            <text:p>0,0069100564</text:p>
          </table:table-cell>
          <table:table-cell office:value-type="float" office:value="0.00743696707491">
            <text:p>0,0074369671</text:p>
          </table:table-cell>
          <table:table-cell office:value-type="float" office:value="0.00845637806328">
            <text:p>0,0084563781</text:p>
          </table:table-cell>
          <table:table-cell office:value-type="float" office:value="0.00675377611894">
            <text:p>0,0067537761</text:p>
          </table:table-cell>
          <table:table-cell office:value-type="float" office:value="0.00623630500038">
            <text:p>0,006236305</text:p>
          </table:table-cell>
          <table:table-cell table:number-columns-repeated="12"/>
        </table:table-row>
        <table:table-row table:style-name="ro1">
          <table:table-cell office:value-type="string">
            <text:p>иностранц</text:p>
          </table:table-cell>
          <table:table-cell office:value-type="float" office:value="1">
            <text:p>1</text:p>
          </table:table-cell>
          <table:table-cell office:value-type="float" office:value="0.0129144913923">
            <text:p>0,0129144914</text:p>
          </table:table-cell>
          <table:table-cell office:value-type="float" office:value="0.0066423205476">
            <text:p>0,0066423205</text:p>
          </table:table-cell>
          <table:table-cell office:value-type="float" office:value="0.00719297149911">
            <text:p>0,0071929715</text:p>
          </table:table-cell>
          <table:table-cell office:value-type="float" office:value="0.00818034040359">
            <text:p>0,0081803404</text:p>
          </table:table-cell>
          <table:table-cell office:value-type="float" office:value="0.00668408749562">
            <text:p>0,0066840875</text:p>
          </table:table-cell>
          <table:table-cell office:value-type="float" office:value="0.00622216164468">
            <text:p>0,0062221616</text:p>
          </table:table-cell>
          <table:table-cell table:number-columns-repeated="12"/>
        </table:table-row>
        <table:table-row table:style-name="ro2">
          <table:table-cell office:value-type="string">
            <text:p>дан</text:p>
          </table:table-cell>
          <table:table-cell office:value-type="float" office:value="1">
            <text:p>1</text:p>
          </table:table-cell>
          <table:table-cell office:value-type="float" office:value="0.0131165991752">
            <text:p>0,0131165992</text:p>
          </table:table-cell>
          <table:table-cell office:value-type="float" office:value="0.00675725691132">
            <text:p>0,0067572569</text:p>
          </table:table-cell>
          <table:table-cell office:value-type="float" office:value="0.00720477739816">
            <text:p>0,0072047774</text:p>
          </table:table-cell>
          <table:table-cell office:value-type="float" office:value="0.00817447641747">
            <text:p>0,0081744764</text:p>
          </table:table-cell>
          <table:table-cell office:value-type="float" office:value="0.00669856757762">
            <text:p>0,0066985676</text:p>
          </table:table-cell>
          <table:table-cell office:value-type="float" office:value="0.00617549371055">
            <text:p>0,0061754937</text:p>
          </table:table-cell>
          <table:table-cell table:number-columns-repeated="12"/>
        </table:table-row>
        <table:table-row table:style-name="ro2">
          <table:table-cell office:value-type="string">
            <text:p>лидер</text:p>
          </table:table-cell>
          <table:table-cell office:value-type="float" office:value="1">
            <text:p>1</text:p>
          </table:table-cell>
          <table:table-cell office:value-type="float" office:value="0.0138949343606">
            <text:p>0,0138949344</text:p>
          </table:table-cell>
          <table:table-cell office:value-type="float" office:value="0.00708729441943">
            <text:p>0,0070872944</text:p>
          </table:table-cell>
          <table:table-cell office:value-type="float" office:value="0.00764813590804">
            <text:p>0,0076481359</text:p>
          </table:table-cell>
          <table:table-cell office:value-type="float" office:value="0.00867864954057">
            <text:p>0,0086786495</text:p>
          </table:table-cell>
          <table:table-cell office:value-type="float" office:value="0.00680938956456">
            <text:p>0,0068093896</text:p>
          </table:table-cell>
          <table:table-cell office:value-type="float" office:value="0.00617249826024">
            <text:p>0,0061724983</text:p>
          </table:table-cell>
          <table:table-cell table:number-columns-repeated="12"/>
        </table:table-row>
        <table:table-row table:style-name="ro2">
          <table:table-cell office:value-type="string">
            <text:p>прич</text:p>
          </table:table-cell>
          <table:table-cell office:value-type="float" office:value="1">
            <text:p>1</text:p>
          </table:table-cell>
          <table:table-cell office:value-type="float" office:value="0.0128458153928">
            <text:p>0,0128458154</text:p>
          </table:table-cell>
          <table:table-cell office:value-type="float" office:value="0.00663033013322">
            <text:p>0,0066303301</text:p>
          </table:table-cell>
          <table:table-cell office:value-type="float" office:value="0.00716102769567">
            <text:p>0,0071610277</text:p>
          </table:table-cell>
          <table:table-cell office:value-type="float" office:value="0.00815287837589">
            <text:p>0,0081528784</text:p>
          </table:table-cell>
          <table:table-cell office:value-type="float" office:value="0.00661189524526">
            <text:p>0,0066118952</text:p>
          </table:table-cell>
          <table:table-cell office:value-type="float" office:value="0.00615633826132">
            <text:p>0,0061563383</text:p>
          </table:table-cell>
          <table:table-cell table:number-columns-repeated="12"/>
        </table:table-row>
        <table:table-row table:style-name="ro1">
          <table:table-cell office:value-type="string">
            <text:p>распоряд</text:p>
          </table:table-cell>
          <table:table-cell office:value-type="float" office:value="1">
            <text:p>1</text:p>
          </table:table-cell>
          <table:table-cell office:value-type="float" office:value="0.0123696291046">
            <text:p>0,0123696291</text:p>
          </table:table-cell>
          <table:table-cell office:value-type="float" office:value="0.00662703337756">
            <text:p>0,0066270334</text:p>
          </table:table-cell>
          <table:table-cell office:value-type="float" office:value="0.00703942299892">
            <text:p>0,007039423</text:p>
          </table:table-cell>
          <table:table-cell office:value-type="float" office:value="0.00817076869813">
            <text:p>0,0081707687</text:p>
          </table:table-cell>
          <table:table-cell office:value-type="float" office:value="0.00652913846579">
            <text:p>0,0065291385</text:p>
          </table:table-cell>
          <table:table-cell office:value-type="float" office:value="0.0060831941662">
            <text:p>0,0060831942</text:p>
          </table:table-cell>
          <table:table-cell table:number-columns-repeated="12"/>
        </table:table-row>
        <table:table-row table:style-name="ro2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0126219379662">
            <text:p>0,012621938</text:p>
          </table:table-cell>
          <table:table-cell office:value-type="float" office:value="0.00634756512148">
            <text:p>0,0063475651</text:p>
          </table:table-cell>
          <table:table-cell office:value-type="float" office:value="0.00693894125805">
            <text:p>0,0069389413</text:p>
          </table:table-cell>
          <table:table-cell office:value-type="float" office:value="0.00802342567501">
            <text:p>0,0080234257</text:p>
          </table:table-cell>
          <table:table-cell office:value-type="float" office:value="0.00639795145256">
            <text:p>0,0063979515</text:p>
          </table:table-cell>
          <table:table-cell office:value-type="float" office:value="0.00606135649023">
            <text:p>0,0060613565</text:p>
          </table:table-cell>
          <table:table-cell table:number-columns-repeated="12"/>
        </table:table-row>
        <table:table-row table:style-name="ro1">
          <table:table-cell office:value-type="string">
            <text:p>сми</text:p>
          </table:table-cell>
          <table:table-cell office:value-type="float" office:value="1">
            <text:p>1</text:p>
          </table:table-cell>
          <table:table-cell office:value-type="float" office:value="0.0126606169274">
            <text:p>0,0126606169</text:p>
          </table:table-cell>
          <table:table-cell office:value-type="float" office:value="0.00634618277237">
            <text:p>0,0063461828</text:p>
          </table:table-cell>
          <table:table-cell office:value-type="float" office:value="0.00687980901346">
            <text:p>0,006879809</text:p>
          </table:table-cell>
          <table:table-cell office:value-type="float" office:value="0.00785064630779">
            <text:p>0,0078506463</text:p>
          </table:table-cell>
          <table:table-cell office:value-type="float" office:value="0.00642599754262">
            <text:p>0,0064259975</text:p>
          </table:table-cell>
          <table:table-cell office:value-type="float" office:value="0.00603564969713">
            <text:p>0,0060356497</text:p>
          </table:table-cell>
          <table:table-cell table:number-columns-repeated="12"/>
        </table:table-row>
        <table:table-row table:style-name="ro1">
          <table:table-cell office:value-type="string">
            <text:p>всемирн</text:p>
          </table:table-cell>
          <table:table-cell office:value-type="float" office:value="1">
            <text:p>1</text:p>
          </table:table-cell>
          <table:table-cell office:value-type="float" office:value="0.0132818879826">
            <text:p>0,013281888</text:p>
          </table:table-cell>
          <table:table-cell office:value-type="float" office:value="0.00691964650848">
            <text:p>0,0069196465</text:p>
          </table:table-cell>
          <table:table-cell office:value-type="float" office:value="0.00732555619109">
            <text:p>0,0073255562</text:p>
          </table:table-cell>
          <table:table-cell office:value-type="float" office:value="0.00830097734894">
            <text:p>0,0083009773</text:p>
          </table:table-cell>
          <table:table-cell office:value-type="float" office:value="0.006429956973">
            <text:p>0,006429957</text:p>
          </table:table-cell>
          <table:table-cell office:value-type="float" office:value="0.00591126888668">
            <text:p>0,0059112689</text:p>
          </table:table-cell>
          <table:table-cell table:number-columns-repeated="12"/>
        </table:table-row>
        <table:table-row table:style-name="ro1">
          <table:table-cell office:value-type="string">
            <text:p>нич</text:p>
          </table:table-cell>
          <table:table-cell office:value-type="float" office:value="1">
            <text:p>1</text:p>
          </table:table-cell>
          <table:table-cell office:value-type="float" office:value="0.0125144268271">
            <text:p>0,0125144268</text:p>
          </table:table-cell>
          <table:table-cell office:value-type="float" office:value="0.00641299490559">
            <text:p>0,0064129949</text:p>
          </table:table-cell>
          <table:table-cell office:value-type="float" office:value="0.0067380075555">
            <text:p>0,0067380076</text:p>
          </table:table-cell>
          <table:table-cell office:value-type="float" office:value="0.00773047298654">
            <text:p>0,007730473</text:p>
          </table:table-cell>
          <table:table-cell office:value-type="float" office:value="0.0062920052314">
            <text:p>0,0062920052</text:p>
          </table:table-cell>
          <table:table-cell office:value-type="float" office:value="0.00590257450678">
            <text:p>0,0059025745</text:p>
          </table:table-cell>
          <table:table-cell table:number-columns-repeated="12"/>
        </table:table-row>
        <table:table-row table:style-name="ro2">
          <table:table-cell office:value-type="string">
            <text:p>переда</text:p>
          </table:table-cell>
          <table:table-cell office:value-type="float" office:value="1">
            <text:p>1</text:p>
          </table:table-cell>
          <table:table-cell office:value-type="float" office:value="0.0131067816323">
            <text:p>0,0131067816</text:p>
          </table:table-cell>
          <table:table-cell office:value-type="float" office:value="0.00674312663557">
            <text:p>0,0067431266</text:p>
          </table:table-cell>
          <table:table-cell office:value-type="float" office:value="0.00717328478775">
            <text:p>0,0071732848</text:p>
          </table:table-cell>
          <table:table-cell office:value-type="float" office:value="0.00813953299769">
            <text:p>0,008139533</text:p>
          </table:table-cell>
          <table:table-cell office:value-type="float" office:value="0.00638077354339">
            <text:p>0,0063807735</text:p>
          </table:table-cell>
          <table:table-cell office:value-type="float" office:value="0.00588502050306">
            <text:p>0,0058850205</text:p>
          </table:table-cell>
          <table:table-cell table:number-columns-repeated="12"/>
        </table:table-row>
        <table:table-row table:style-name="ro1">
          <table:table-cell office:value-type="string">
            <text:p>напомина</text:p>
          </table:table-cell>
          <table:table-cell office:value-type="float" office:value="1">
            <text:p>1</text:p>
          </table:table-cell>
          <table:table-cell office:value-type="float" office:value="0.0121932431475">
            <text:p>0,0121932431</text:p>
          </table:table-cell>
          <table:table-cell office:value-type="float" office:value="0.00617132957474">
            <text:p>0,0061713296</text:p>
          </table:table-cell>
          <table:table-cell office:value-type="float" office:value="0.00646326202236">
            <text:p>0,006463262</text:p>
          </table:table-cell>
          <table:table-cell office:value-type="float" office:value="0.00774365273041">
            <text:p>0,0077436527</text:p>
          </table:table-cell>
          <table:table-cell office:value-type="float" office:value="0.00598788833492">
            <text:p>0,0059878883</text:p>
          </table:table-cell>
          <table:table-cell office:value-type="float" office:value="0.00586872610554">
            <text:p>0,0058687261</text:p>
          </table:table-cell>
          <table:table-cell table:number-columns-repeated="12"/>
        </table:table-row>
        <table:table-row table:style-name="ro2">
          <table:table-cell office:value-type="string">
            <text:p>врем</text:p>
          </table:table-cell>
          <table:table-cell office:value-type="float" office:value="1">
            <text:p>1</text:p>
          </table:table-cell>
          <table:table-cell office:value-type="float" office:value="0.0118706577608">
            <text:p>0,0118706578</text:p>
          </table:table-cell>
          <table:table-cell office:value-type="float" office:value="0.00627578847065">
            <text:p>0,0062757885</text:p>
          </table:table-cell>
          <table:table-cell office:value-type="float" office:value="0.00640929643323">
            <text:p>0,0064092964</text:p>
          </table:table-cell>
          <table:table-cell office:value-type="float" office:value="0.00751181495582">
            <text:p>0,007511815</text:p>
          </table:table-cell>
          <table:table-cell office:value-type="float" office:value="0.00598184883638">
            <text:p>0,0059818488</text:p>
          </table:table-cell>
          <table:table-cell office:value-type="float" office:value="0.00578121045769">
            <text:p>0,0057812105</text:p>
          </table:table-cell>
          <table:table-cell table:number-columns-repeated="12"/>
        </table:table-row>
        <table:table-row table:style-name="ro1">
          <table:table-cell office:value-type="string">
            <text:p>ещ</text:p>
          </table:table-cell>
          <table:table-cell office:value-type="float" office:value="1">
            <text:p>1</text:p>
          </table:table-cell>
          <table:table-cell office:value-type="float" office:value="0.0132297358819">
            <text:p>0,0132297359</text:p>
          </table:table-cell>
          <table:table-cell office:value-type="float" office:value="0.00683449499574">
            <text:p>0,006834495</text:p>
          </table:table-cell>
          <table:table-cell office:value-type="float" office:value="0.0075407159569">
            <text:p>0,007540716</text:p>
          </table:table-cell>
          <table:table-cell office:value-type="float" office:value="0.008768155331">
            <text:p>0,0087681553</text:p>
          </table:table-cell>
          <table:table-cell office:value-type="float" office:value="0.00713829583689">
            <text:p>0,0071382958</text:p>
          </table:table-cell>
          <table:table-cell office:value-type="float" office:value="0.0057764837464">
            <text:p>0,0057764837</text:p>
          </table:table-cell>
          <table:table-cell table:number-columns-repeated="12"/>
        </table:table-row>
        <table:table-row table:style-name="ro2">
          <table:table-cell office:value-type="string">
            <text:p>мир</text:p>
          </table:table-cell>
          <table:table-cell office:value-type="float" office:value="1">
            <text:p>1</text:p>
          </table:table-cell>
          <table:table-cell office:value-type="float" office:value="0.0144444399806">
            <text:p>0,01444444</text:p>
          </table:table-cell>
          <table:table-cell office:value-type="float" office:value="0.00704829159869">
            <text:p>0,0070482916</text:p>
          </table:table-cell>
          <table:table-cell office:value-type="float" office:value="0.00596407160593">
            <text:p>0,0059640716</text:p>
          </table:table-cell>
          <table:table-cell office:value-type="float" office:value="0.00483971858009">
            <text:p>0,0048397186</text:p>
          </table:table-cell>
          <table:table-cell office:value-type="float" office:value="0.0057143740544">
            <text:p>0,0057143741</text:p>
          </table:table-cell>
          <table:table-cell office:value-type="float" office:value="0.0057764837464">
            <text:p>0,0057764837</text:p>
          </table:table-cell>
          <table:table-cell table:number-columns-repeated="12"/>
        </table:table-row>
        <table:table-row table:style-name="ro2">
          <table:table-cell office:value-type="string">
            <text:p>электрон</text:p>
          </table:table-cell>
          <table:table-cell office:value-type="float" office:value="1">
            <text:p>1</text:p>
          </table:table-cell>
          <table:table-cell office:value-type="float" office:value="0.012085313337">
            <text:p>0,0120853133</text:p>
          </table:table-cell>
          <table:table-cell office:value-type="float" office:value="0.00583217587931">
            <text:p>0,0058321759</text:p>
          </table:table-cell>
          <table:table-cell office:value-type="float" office:value="0.00619080692548">
            <text:p>0,0061908069</text:p>
          </table:table-cell>
          <table:table-cell office:value-type="float" office:value="0.00724304273584">
            <text:p>0,0072430427</text:p>
          </table:table-cell>
          <table:table-cell office:value-type="float" office:value="0.00599548482261">
            <text:p>0,0059954848</text:p>
          </table:table-cell>
          <table:table-cell office:value-type="float" office:value="0.00575743546562">
            <text:p>0,0057574355</text:p>
          </table:table-cell>
          <table:table-cell table:number-columns-repeated="12"/>
        </table:table-row>
        <table:table-row table:style-name="ro2">
          <table:table-cell office:value-type="string">
            <text:p>росс</text:p>
          </table:table-cell>
          <table:table-cell office:value-type="float" office:value="1">
            <text:p>1</text:p>
          </table:table-cell>
          <table:table-cell office:value-type="float" office:value="0.0145844001698">
            <text:p>0,0145844002</text:p>
          </table:table-cell>
          <table:table-cell office:value-type="float" office:value="0.0072971982138">
            <text:p>0,0072971982</text:p>
          </table:table-cell>
          <table:table-cell office:value-type="float" office:value="0.00790933619608">
            <text:p>0,0079093362</text:p>
          </table:table-cell>
          <table:table-cell office:value-type="float" office:value="0.00902031294083">
            <text:p>0,0090203129</text:p>
          </table:table-cell>
          <table:table-cell office:value-type="float" office:value="0.00730986587331">
            <text:p>0,0073098659</text:p>
          </table:table-cell>
          <table:table-cell office:value-type="float" office:value="0.00569322624616">
            <text:p>0,0056932262</text:p>
          </table:table-cell>
          <table:table-cell table:number-columns-repeated="12"/>
        </table:table-row>
        <table:table-row table:style-name="ro1">
          <table:table-cell office:value-type="string">
            <text:p>пообеща</text:p>
          </table:table-cell>
          <table:table-cell office:value-type="float" office:value="1">
            <text:p>1</text:p>
          </table:table-cell>
          <table:table-cell office:value-type="float" office:value="0.0141421762955">
            <text:p>0,0141421763</text:p>
          </table:table-cell>
          <table:table-cell office:value-type="float" office:value="0.00736791389181">
            <text:p>0,0073679139</text:p>
          </table:table-cell>
          <table:table-cell office:value-type="float" office:value="0.00615521785022">
            <text:p>0,0061552179</text:p>
          </table:table-cell>
          <table:table-cell office:value-type="float" office:value="0.00493325402586">
            <text:p>0,004933254</text:p>
          </table:table-cell>
          <table:table-cell office:value-type="float" office:value="0.00579622280848">
            <text:p>0,0057962228</text:p>
          </table:table-cell>
          <table:table-cell office:value-type="float" office:value="0.00569322624616">
            <text:p>0,0056932262</text:p>
          </table:table-cell>
          <table:table-cell table:number-columns-repeated="12"/>
        </table:table-row>
        <table:table-row table:style-name="ro2">
          <table:table-cell office:value-type="string">
            <text:p>убежищ</text:p>
          </table:table-cell>
          <table:table-cell office:value-type="float" office:value="1">
            <text:p>1</text:p>
          </table:table-cell>
          <table:table-cell office:value-type="float" office:value="0.0138121728773">
            <text:p>0,0138121729</text:p>
          </table:table-cell>
          <table:table-cell office:value-type="float" office:value="0.00719799632765">
            <text:p>0,0071979963</text:p>
          </table:table-cell>
          <table:table-cell office:value-type="float" office:value="0.00601201539406">
            <text:p>0,0060120154</text:p>
          </table:table-cell>
          <table:table-cell office:value-type="float" office:value="0.00484983536655">
            <text:p>0,0048498354</text:p>
          </table:table-cell>
          <table:table-cell office:value-type="float" office:value="0.00570839239505">
            <text:p>0,0057083924</text:p>
          </table:table-cell>
          <table:table-cell office:value-type="float" office:value="0.00569322624616">
            <text:p>0,0056932262</text:p>
          </table:table-cell>
          <table:table-cell table:number-columns-repeated="12"/>
        </table:table-row>
        <table:table-row table:style-name="ro1">
          <table:table-cell office:value-type="string">
            <text:p>немецк</text:p>
          </table:table-cell>
          <table:table-cell office:value-type="float" office:value="1">
            <text:p>1</text:p>
          </table:table-cell>
          <table:table-cell office:value-type="float" office:value="0.0144915729488">
            <text:p>0,0144915729</text:p>
          </table:table-cell>
          <table:table-cell office:value-type="float" office:value="0.00738745578673">
            <text:p>0,0073874558</text:p>
          </table:table-cell>
          <table:table-cell office:value-type="float" office:value="0.00800864498289">
            <text:p>0,008008645</text:p>
          </table:table-cell>
          <table:table-cell office:value-type="float" office:value="0.00909635444639">
            <text:p>0,0090963544</text:p>
          </table:table-cell>
          <table:table-cell office:value-type="float" office:value="0.00730748145278">
            <text:p>0,0073074815</text:p>
          </table:table-cell>
          <table:table-cell office:value-type="float" office:value="0.00565395519999">
            <text:p>0,0056539552</text:p>
          </table:table-cell>
          <table:table-cell table:number-columns-repeated="12"/>
        </table:table-row>
        <table:table-row table:style-name="ro2">
          <table:table-cell office:value-type="string">
            <text:p>парламент</text:p>
          </table:table-cell>
          <table:table-cell office:value-type="float" office:value="1">
            <text:p>1</text:p>
          </table:table-cell>
          <table:table-cell office:value-type="float" office:value="0.0144398397796">
            <text:p>0,0144398398</text:p>
          </table:table-cell>
          <table:table-cell office:value-type="float" office:value="0.00735625650055">
            <text:p>0,0073562565</text:p>
          </table:table-cell>
          <table:table-cell office:value-type="float" office:value="0.00615326201452">
            <text:p>0,006153262</text:p>
          </table:table-cell>
          <table:table-cell office:value-type="float" office:value="0.00491997554428">
            <text:p>0,0049199755</text:p>
          </table:table-cell>
          <table:table-cell office:value-type="float" office:value="0.00577618162899">
            <text:p>0,0057761816</text:p>
          </table:table-cell>
          <table:table-cell office:value-type="float" office:value="0.00565395519999">
            <text:p>0,0056539552</text:p>
          </table:table-cell>
          <table:table-cell table:number-columns-repeated="12"/>
        </table:table-row>
        <table:table-row table:style-name="ro2">
          <table:table-cell office:value-type="string">
            <text:p>повод</text:p>
          </table:table-cell>
          <table:table-cell office:value-type="float" office:value="1">
            <text:p>1</text:p>
          </table:table-cell>
          <table:table-cell office:value-type="float" office:value="0.0144952594371">
            <text:p>0,0144952594</text:p>
          </table:table-cell>
          <table:table-cell office:value-type="float" office:value="0.00737565711839">
            <text:p>0,0073756571</text:p>
          </table:table-cell>
          <table:table-cell office:value-type="float" office:value="0.0061727685072">
            <text:p>0,0061727685</text:p>
          </table:table-cell>
          <table:table-cell office:value-type="float" office:value="0.00493915535276">
            <text:p>0,0049391554</text:p>
          </table:table-cell>
          <table:table-cell office:value-type="float" office:value="0.00572460560708">
            <text:p>0,0057246056</text:p>
          </table:table-cell>
          <table:table-cell office:value-type="float" office:value="0.00565395519999">
            <text:p>0,0056539552</text:p>
          </table:table-cell>
          <table:table-cell table:number-columns-repeated="12"/>
        </table:table-row>
        <table:table-row table:style-name="ro1">
          <table:table-cell office:value-type="string">
            <text:p>нескольк</text:p>
          </table:table-cell>
          <table:table-cell office:value-type="float" office:value="1">
            <text:p>1</text:p>
          </table:table-cell>
          <table:table-cell office:value-type="float" office:value="0.0137562085655">
            <text:p>0,0137562086</text:p>
          </table:table-cell>
          <table:table-cell office:value-type="float" office:value="0.00693869358623">
            <text:p>0,0069386936</text:p>
          </table:table-cell>
          <table:table-cell office:value-type="float" office:value="0.00752617427561">
            <text:p>0,0075261743</text:p>
          </table:table-cell>
          <table:table-cell office:value-type="float" office:value="0.00865086747916">
            <text:p>0,0086508675</text:p>
          </table:table-cell>
          <table:table-cell office:value-type="float" office:value="0.00700560999492">
            <text:p>0,00700561</text:p>
          </table:table-cell>
          <table:table-cell office:value-type="float" office:value="0.00550925266936">
            <text:p>0,0055092527</text:p>
          </table:table-cell>
          <table:table-cell table:number-columns-repeated="12"/>
        </table:table-row>
        <table:table-row table:style-name="ro1">
          <table:table-cell office:value-type="string">
            <text:p>влиятельн</text:p>
          </table:table-cell>
          <table:table-cell office:value-type="float" office:value="1">
            <text:p>1</text:p>
          </table:table-cell>
          <table:table-cell office:value-type="float" office:value="0.0141291212814">
            <text:p>0,0141291213</text:p>
          </table:table-cell>
          <table:table-cell office:value-type="float" office:value="0.0071023888534">
            <text:p>0,0071023889</text:p>
          </table:table-cell>
          <table:table-cell office:value-type="float" office:value="0.00595943907564">
            <text:p>0,0059594391</text:p>
          </table:table-cell>
          <table:table-cell office:value-type="float" office:value="0.00481478579845">
            <text:p>0,0048147858</text:p>
          </table:table-cell>
          <table:table-cell office:value-type="float" office:value="0.00558120604013">
            <text:p>0,005581206</text:p>
          </table:table-cell>
          <table:table-cell office:value-type="float" office:value="0.00550925266936">
            <text:p>0,0055092527</text:p>
          </table:table-cell>
          <table:table-cell table:number-columns-repeated="12"/>
        </table:table-row>
        <table:table-row table:style-name="ro2">
          <table:table-cell office:value-type="string">
            <text:p>журналист</text:p>
          </table:table-cell>
          <table:table-cell office:value-type="float" office:value="1">
            <text:p>1</text:p>
          </table:table-cell>
          <table:table-cell office:value-type="float" office:value="0.0131673345514">
            <text:p>0,0131673346</text:p>
          </table:table-cell>
          <table:table-cell office:value-type="float" office:value="0.00658580492009">
            <text:p>0,0065858049</text:p>
          </table:table-cell>
          <table:table-cell office:value-type="float" office:value="0.00559536136777">
            <text:p>0,0055953614</text:p>
          </table:table-cell>
          <table:table-cell office:value-type="float" office:value="0.00459885813588">
            <text:p>0,0045988581</text:p>
          </table:table-cell>
          <table:table-cell office:value-type="float" office:value="0.00544452945285">
            <text:p>0,0054445295</text:p>
          </table:table-cell>
          <table:table-cell office:value-type="float" office:value="0.00550925266936">
            <text:p>0,0055092527</text:p>
          </table:table-cell>
          <table:table-cell table:number-columns-repeated="12"/>
        </table:table-row>
        <table:table-row table:style-name="ro1">
          <table:table-cell office:value-type="string">
            <text:p>разведывательн</text:p>
          </table:table-cell>
          <table:table-cell office:value-type="float" office:value="1">
            <text:p>1</text:p>
          </table:table-cell>
          <table:table-cell office:value-type="float" office:value="0.0130171580986">
            <text:p>0,0130171581</text:p>
          </table:table-cell>
          <table:table-cell office:value-type="float" office:value="0.0070558888348">
            <text:p>0,0070558888</text:p>
          </table:table-cell>
          <table:table-cell office:value-type="float" office:value="0.00744328958147">
            <text:p>0,0074432896</text:p>
          </table:table-cell>
          <table:table-cell office:value-type="float" office:value="0.0084772624819">
            <text:p>0,0084772625</text:p>
          </table:table-cell>
          <table:table-cell office:value-type="float" office:value="0.00694476699028">
            <text:p>0,006944767</text:p>
          </table:table-cell>
          <table:table-cell office:value-type="float" office:value="0.005507553017">
            <text:p>0,005507553</text:p>
          </table:table-cell>
          <table:table-cell table:number-columns-repeated="12"/>
        </table:table-row>
        <table:table-row table:style-name="ro1">
          <table:table-cell office:value-type="string">
            <text:p>деятельн</text:p>
          </table:table-cell>
          <table:table-cell office:value-type="float" office:value="1">
            <text:p>1</text:p>
          </table:table-cell>
          <table:table-cell office:value-type="float" office:value="0.0143226281054">
            <text:p>0,0143226281</text:p>
          </table:table-cell>
          <table:table-cell office:value-type="float" office:value="0.00699397195097">
            <text:p>0,006993972</text:p>
          </table:table-cell>
          <table:table-cell office:value-type="float" office:value="0.00579262885755">
            <text:p>0,0057926289</text:p>
          </table:table-cell>
          <table:table-cell office:value-type="float" office:value="0.00465387007823">
            <text:p>0,0046538701</text:p>
          </table:table-cell>
          <table:table-cell office:value-type="float" office:value="0.00552394805731">
            <text:p>0,0055239481</text:p>
          </table:table-cell>
          <table:table-cell office:value-type="float" office:value="0.005507553017">
            <text:p>0,005507553</text:p>
          </table:table-cell>
          <table:table-cell table:number-columns-repeated="12"/>
        </table:table-row>
        <table:table-row table:style-name="ro2">
          <table:table-cell office:value-type="string">
            <text:p>подход</text:p>
          </table:table-cell>
          <table:table-cell office:value-type="float" office:value="1">
            <text:p>1</text:p>
          </table:table-cell>
          <table:table-cell office:value-type="float" office:value="0.0137145165669">
            <text:p>0,0137145166</text:p>
          </table:table-cell>
          <table:table-cell office:value-type="float" office:value="0.00691834987023">
            <text:p>0,0069183499</text:p>
          </table:table-cell>
          <table:table-cell office:value-type="float" office:value="0.00562973628028">
            <text:p>0,0056297363</text:p>
          </table:table-cell>
          <table:table-cell office:value-type="float" office:value="0.00458616885963">
            <text:p>0,0045861689</text:p>
          </table:table-cell>
          <table:table-cell office:value-type="float" office:value="0.00540605527688">
            <text:p>0,0054060553</text:p>
          </table:table-cell>
          <table:table-cell office:value-type="float" office:value="0.005507553017">
            <text:p>0,005507553</text:p>
          </table:table-cell>
          <table:table-cell table:number-columns-repeated="12"/>
        </table:table-row>
        <table:table-row table:style-name="ro2">
          <table:table-cell office:value-type="string">
            <text:p>конц</text:p>
          </table:table-cell>
          <table:table-cell office:value-type="float" office:value="1">
            <text:p>1</text:p>
          </table:table-cell>
          <table:table-cell office:value-type="float" office:value="0.013633276046">
            <text:p>0,013633276</text:p>
          </table:table-cell>
          <table:table-cell office:value-type="float" office:value="0.00725448689912">
            <text:p>0,0072544869</text:p>
          </table:table-cell>
          <table:table-cell office:value-type="float" office:value="0.00776968480845">
            <text:p>0,0077696848</text:p>
          </table:table-cell>
          <table:table-cell office:value-type="float" office:value="0.00882816631864">
            <text:p>0,0088281663</text:p>
          </table:table-cell>
          <table:table-cell office:value-type="float" office:value="0.00705484974346">
            <text:p>0,0070548497</text:p>
          </table:table-cell>
          <table:table-cell office:value-type="float" office:value="0.00549578958681">
            <text:p>0,0054957896</text:p>
          </table:table-cell>
          <table:table-cell table:number-columns-repeated="12"/>
        </table:table-row>
        <table:table-row table:style-name="ro1">
          <table:table-cell office:value-type="string">
            <text:p>сентябр</text:p>
          </table:table-cell>
          <table:table-cell office:value-type="float" office:value="1">
            <text:p>1</text:p>
          </table:table-cell>
          <table:table-cell office:value-type="float" office:value="0.0139412978502">
            <text:p>0,0139412979</text:p>
          </table:table-cell>
          <table:table-cell office:value-type="float" office:value="0.00720939831026">
            <text:p>0,0072093983</text:p>
          </table:table-cell>
          <table:table-cell office:value-type="float" office:value="0.00599892308695">
            <text:p>0,0059989231</text:p>
          </table:table-cell>
          <table:table-cell office:value-type="float" office:value="0.0048078015205">
            <text:p>0,0048078015</text:p>
          </table:table-cell>
          <table:table-cell office:value-type="float" office:value="0.0056027198502">
            <text:p>0,0056027199</text:p>
          </table:table-cell>
          <table:table-cell office:value-type="float" office:value="0.00549578958681">
            <text:p>0,0054957896</text:p>
          </table:table-cell>
          <table:table-cell table:number-columns-repeated="12"/>
        </table:table-row>
        <table:table-row table:style-name="ro2">
          <table:table-cell office:value-type="string">
            <text:p>ест</text:p>
          </table:table-cell>
          <table:table-cell office:value-type="float" office:value="1">
            <text:p>1</text:p>
          </table:table-cell>
          <table:table-cell office:value-type="float" office:value="0.0138032319881">
            <text:p>0,013803232</text:p>
          </table:table-cell>
          <table:table-cell office:value-type="float" office:value="0.00720255233899">
            <text:p>0,0072025523</text:p>
          </table:table-cell>
          <table:table-cell office:value-type="float" office:value="0.00594530542356">
            <text:p>0,0059453054</text:p>
          </table:table-cell>
          <table:table-cell office:value-type="float" office:value="0.00478314125102">
            <text:p>0,0047831413</text:p>
          </table:table-cell>
          <table:table-cell office:value-type="float" office:value="0.00550050650255">
            <text:p>0,0055005065</text:p>
          </table:table-cell>
          <table:table-cell office:value-type="float" office:value="0.00549578958681">
            <text:p>0,0054957896</text:p>
          </table:table-cell>
          <table:table-cell table:number-columns-repeated="12"/>
        </table:table-row>
        <table:table-row table:style-name="ro2">
          <table:table-cell office:value-type="string">
            <text:p>могут</text:p>
          </table:table-cell>
          <table:table-cell office:value-type="float" office:value="1">
            <text:p>1</text:p>
          </table:table-cell>
          <table:table-cell office:value-type="float" office:value="0.0138174767123">
            <text:p>0,0138174767</text:p>
          </table:table-cell>
          <table:table-cell office:value-type="float" office:value="0.00686318774319">
            <text:p>0,0068631877</text:p>
          </table:table-cell>
          <table:table-cell office:value-type="float" office:value="0.00736994199864">
            <text:p>0,007369942</text:p>
          </table:table-cell>
          <table:table-cell office:value-type="float" office:value="0.00837996297238">
            <text:p>0,008379963</text:p>
          </table:table-cell>
          <table:table-cell office:value-type="float" office:value="0.00692227509884">
            <text:p>0,0069222751</text:p>
          </table:table-cell>
          <table:table-cell office:value-type="float" office:value="0.00549290404482">
            <text:p>0,005492904</text:p>
          </table:table-cell>
          <table:table-cell table:number-columns-repeated="12"/>
        </table:table-row>
        <table:table-row table:style-name="ro1">
          <table:table-cell office:value-type="string">
            <text:p>котор</text:p>
          </table:table-cell>
          <table:table-cell office:value-type="float" office:value="1">
            <text:p>1</text:p>
          </table:table-cell>
          <table:table-cell office:value-type="float" office:value="0.0136179125658">
            <text:p>0,0136179126</text:p>
          </table:table-cell>
          <table:table-cell office:value-type="float" office:value="0.00714065854352">
            <text:p>0,0071406585</text:p>
          </table:table-cell>
          <table:table-cell office:value-type="float" office:value="0.00594034834161">
            <text:p>0,0059403483</text:p>
          </table:table-cell>
          <table:table-cell office:value-type="float" office:value="0.00476040196554">
            <text:p>0,004760402</text:p>
          </table:table-cell>
          <table:table-cell office:value-type="float" office:value="0.00557319974279">
            <text:p>0,0055731997</text:p>
          </table:table-cell>
          <table:table-cell office:value-type="float" office:value="0.00549290404482">
            <text:p>0,005492904</text:p>
          </table:table-cell>
          <table:table-cell table:number-columns-repeated="12"/>
        </table:table-row>
        <table:table-row table:style-name="ro1">
          <table:table-cell office:value-type="string">
            <text:p>навред</text:p>
          </table:table-cell>
          <table:table-cell office:value-type="float" office:value="1">
            <text:p>1</text:p>
          </table:table-cell>
          <table:table-cell office:value-type="float" office:value="0.0125608817614">
            <text:p>0,0125608818</text:p>
          </table:table-cell>
          <table:table-cell office:value-type="float" office:value="0.00640088016622">
            <text:p>0,0064008802</text:p>
          </table:table-cell>
          <table:table-cell office:value-type="float" office:value="0.00536466814331">
            <text:p>0,0053646681</text:p>
          </table:table-cell>
          <table:table-cell office:value-type="float" office:value="0.00438233746348">
            <text:p>0,0043823375</text:p>
          </table:table-cell>
          <table:table-cell office:value-type="float" office:value="0.00532140643939">
            <text:p>0,0053214064</text:p>
          </table:table-cell>
          <table:table-cell office:value-type="float" office:value="0.00549290404482">
            <text:p>0,005492904</text:p>
          </table:table-cell>
          <table:table-cell table:number-columns-repeated="12"/>
        </table:table-row>
        <table:table-row table:style-name="ro1">
          <table:table-cell office:value-type="string">
            <text:p>вызва</text:p>
          </table:table-cell>
          <table:table-cell office:value-type="float" office:value="1">
            <text:p>1</text:p>
          </table:table-cell>
          <table:table-cell office:value-type="float" office:value="0.0140668022196">
            <text:p>0,0140668022</text:p>
          </table:table-cell>
          <table:table-cell office:value-type="float" office:value="0.00704958042893">
            <text:p>0,0070495804</text:p>
          </table:table-cell>
          <table:table-cell office:value-type="float" office:value="0.00762909664976">
            <text:p>0,0076290966</text:p>
          </table:table-cell>
          <table:table-cell office:value-type="float" office:value="0.00869598012365">
            <text:p>0,0086959801</text:p>
          </table:table-cell>
          <table:table-cell office:value-type="float" office:value="0.00700289539477">
            <text:p>0,0070028954</text:p>
          </table:table-cell>
          <table:table-cell office:value-type="float" office:value="0.00545869043639">
            <text:p>0,0054586904</text:p>
          </table:table-cell>
          <table:table-cell table:number-columns-repeated="12"/>
        </table:table-row>
        <table:table-row table:style-name="ro2">
          <table:table-cell office:value-type="string">
            <text:p>например</text:p>
          </table:table-cell>
          <table:table-cell office:value-type="float" office:value="1">
            <text:p>1</text:p>
          </table:table-cell>
          <table:table-cell office:value-type="float" office:value="0.0137950818083">
            <text:p>0,0137950818</text:p>
          </table:table-cell>
          <table:table-cell office:value-type="float" office:value="0.00720252211746">
            <text:p>0,0072025221</text:p>
          </table:table-cell>
          <table:table-cell office:value-type="float" office:value="0.00601451354365">
            <text:p>0,0060145135</text:p>
          </table:table-cell>
          <table:table-cell office:value-type="float" office:value="0.00482089433501">
            <text:p>0,0048208943</text:p>
          </table:table-cell>
          <table:table-cell office:value-type="float" office:value="0.00559110992731">
            <text:p>0,0055911099</text:p>
          </table:table-cell>
          <table:table-cell office:value-type="float" office:value="0.00545869043639">
            <text:p>0,0054586904</text:p>
          </table:table-cell>
          <table:table-cell table:number-columns-repeated="12"/>
        </table:table-row>
        <table:table-row table:style-name="ro1">
          <table:table-cell office:value-type="string">
            <text:p>новост</text:p>
          </table:table-cell>
          <table:table-cell office:value-type="float" office:value="1">
            <text:p>1</text:p>
          </table:table-cell>
          <table:table-cell office:value-type="float" office:value="0.0131840136842">
            <text:p>0,0131840137</text:p>
          </table:table-cell>
          <table:table-cell office:value-type="float" office:value="0.00676867290046">
            <text:p>0,0067686729</text:p>
          </table:table-cell>
          <table:table-cell office:value-type="float" office:value="0.00570480064431">
            <text:p>0,0057048006</text:p>
          </table:table-cell>
          <table:table-cell office:value-type="float" office:value="0.00463786224285">
            <text:p>0,0046378622</text:p>
          </table:table-cell>
          <table:table-cell office:value-type="float" office:value="0.00543034633443">
            <text:p>0,0054303463</text:p>
          </table:table-cell>
          <table:table-cell office:value-type="float" office:value="0.00545869043639">
            <text:p>0,0054586904</text:p>
          </table:table-cell>
          <table:table-cell table:number-columns-repeated="12"/>
        </table:table-row>
        <table:table-row table:style-name="ro2">
          <table:table-cell office:value-type="string">
            <text:p>пресс</text:p>
          </table:table-cell>
          <table:table-cell office:value-type="float" office:value="1">
            <text:p>1</text:p>
          </table:table-cell>
          <table:table-cell office:value-type="float" office:value="0.0132971605342">
            <text:p>0,0132971605</text:p>
          </table:table-cell>
          <table:table-cell office:value-type="float" office:value="0.00676190191666">
            <text:p>0,0067619019</text:p>
          </table:table-cell>
          <table:table-cell office:value-type="float" office:value="0.00727300970257">
            <text:p>0,0072730097</text:p>
          </table:table-cell>
          <table:table-cell office:value-type="float" office:value="0.00830178248939">
            <text:p>0,0083017825</text:p>
          </table:table-cell>
          <table:table-cell office:value-type="float" office:value="0.00687184402998">
            <text:p>0,006871844</text:p>
          </table:table-cell>
          <table:table-cell office:value-type="float" office:value="0.00543338815129">
            <text:p>0,0054333882</text:p>
          </table:table-cell>
          <table:table-cell table:number-columns-repeated="12"/>
        </table:table-row>
        <table:table-row table:style-name="ro1">
          <table:table-cell office:value-type="string">
            <text:p>благодар</text:p>
          </table:table-cell>
          <table:table-cell office:value-type="float" office:value="1">
            <text:p>1</text:p>
          </table:table-cell>
          <table:table-cell office:value-type="float" office:value="0.0133511695942">
            <text:p>0,0133511696</text:p>
          </table:table-cell>
          <table:table-cell office:value-type="float" office:value="0.00701898216911">
            <text:p>0,0070189822</text:p>
          </table:table-cell>
          <table:table-cell office:value-type="float" office:value="0.00584229611386">
            <text:p>0,0058422961</text:p>
          </table:table-cell>
          <table:table-cell office:value-type="float" office:value="0.00469709619922">
            <text:p>0,0046970962</text:p>
          </table:table-cell>
          <table:table-cell office:value-type="float" office:value="0.00551409887876">
            <text:p>0,0055140989</text:p>
          </table:table-cell>
          <table:table-cell office:value-type="float" office:value="0.00543338815129">
            <text:p>0,0054333882</text:p>
          </table:table-cell>
          <table:table-cell table:number-columns-repeated="12"/>
        </table:table-row>
        <table:table-row table:style-name="ro1">
          <table:table-cell office:value-type="string">
            <text:p>появ</text:p>
          </table:table-cell>
          <table:table-cell office:value-type="float" office:value="1">
            <text:p>1</text:p>
          </table:table-cell>
          <table:table-cell office:value-type="float" office:value="0.0126349412145">
            <text:p>0,0126349412</text:p>
          </table:table-cell>
          <table:table-cell office:value-type="float" office:value="0.00625792068471">
            <text:p>0,0062579207</text:p>
          </table:table-cell>
          <table:table-cell office:value-type="float" office:value="0.00530774640956">
            <text:p>0,0053077464</text:p>
          </table:table-cell>
          <table:table-cell office:value-type="float" office:value="0.00436746274774">
            <text:p>0,0043674627</text:p>
          </table:table-cell>
          <table:table-cell office:value-type="float" office:value="0.00530113298502">
            <text:p>0,005301133</text:p>
          </table:table-cell>
          <table:table-cell office:value-type="float" office:value="0.00543338815129">
            <text:p>0,0054333882</text:p>
          </table:table-cell>
          <table:table-cell table:number-columns-repeated="12"/>
        </table:table-row>
        <table:table-row table:style-name="ro2">
          <table:table-cell office:value-type="string">
            <text:p>ангел</text:p>
          </table:table-cell>
          <table:table-cell office:value-type="float" office:value="1">
            <text:p>1</text:p>
          </table:table-cell>
          <table:table-cell office:value-type="float" office:value="0.0136858747019">
            <text:p>0,0136858747</text:p>
          </table:table-cell>
          <table:table-cell office:value-type="float" office:value="0.0070665426245">
            <text:p>0,0070665426</text:p>
          </table:table-cell>
          <table:table-cell office:value-type="float" office:value="0.00762183353561">
            <text:p>0,0076218335</text:p>
          </table:table-cell>
          <table:table-cell office:value-type="float" office:value="0.0087005594189">
            <text:p>0,0087005594</text:p>
          </table:table-cell>
          <table:table-cell office:value-type="float" office:value="0.00697789202491">
            <text:p>0,006977892</text:p>
          </table:table-cell>
          <table:table-cell office:value-type="float" office:value="0.00542679896704">
            <text:p>0,005426799</text:p>
          </table:table-cell>
          <table:table-cell table:number-columns-repeated="12"/>
        </table:table-row>
        <table:table-row table:style-name="ro1">
          <table:table-cell office:value-type="string">
            <text:p>меркел</text:p>
          </table:table-cell>
          <table:table-cell office:value-type="float" office:value="1">
            <text:p>1</text:p>
          </table:table-cell>
          <table:table-cell office:value-type="float" office:value="0.014196826848">
            <text:p>0,0141968268</text:p>
          </table:table-cell>
          <table:table-cell office:value-type="float" office:value="0.00723934485163">
            <text:p>0,0072393449</text:p>
          </table:table-cell>
          <table:table-cell office:value-type="float" office:value="0.00604943733533">
            <text:p>0,0060494373</text:p>
          </table:table-cell>
          <table:table-cell office:value-type="float" office:value="0.00485504230314">
            <text:p>0,0048550423</text:p>
          </table:table-cell>
          <table:table-cell office:value-type="float" office:value="0.00552123189685">
            <text:p>0,0055212319</text:p>
          </table:table-cell>
          <table:table-cell office:value-type="float" office:value="0.00542679896704">
            <text:p>0,005426799</text:p>
          </table:table-cell>
          <table:table-cell table:number-columns-repeated="12"/>
        </table:table-row>
        <table:table-row table:style-name="ro1">
          <table:table-cell office:value-type="string">
            <text:p>герман</text:p>
          </table:table-cell>
          <table:table-cell office:value-type="float" office:value="1">
            <text:p>1</text:p>
          </table:table-cell>
          <table:table-cell office:value-type="float" office:value="0.0133556656412">
            <text:p>0,0133556656</text:p>
          </table:table-cell>
          <table:table-cell office:value-type="float" office:value="0.00674086218892">
            <text:p>0,0067408622</text:p>
          </table:table-cell>
          <table:table-cell office:value-type="float" office:value="0.00565830397161">
            <text:p>0,005658304</text:p>
          </table:table-cell>
          <table:table-cell office:value-type="float" office:value="0.00460829357003">
            <text:p>0,0046082936</text:p>
          </table:table-cell>
          <table:table-cell office:value-type="float" office:value="0.00546085505119">
            <text:p>0,0054608551</text:p>
          </table:table-cell>
          <table:table-cell office:value-type="float" office:value="0.00542679896704">
            <text:p>0,005426799</text:p>
          </table:table-cell>
          <table:table-cell table:number-columns-repeated="12"/>
        </table:table-row>
        <table:table-row table:style-name="ro2">
          <table:table-cell office:value-type="string">
            <text:p>существен</text:p>
          </table:table-cell>
          <table:table-cell office:value-type="float" office:value="1">
            <text:p>1</text:p>
          </table:table-cell>
          <table:table-cell office:value-type="float" office:value="0.0134739850292">
            <text:p>0,013473985</text:p>
          </table:table-cell>
          <table:table-cell office:value-type="float" office:value="0.00673458008447">
            <text:p>0,0067345801</text:p>
          </table:table-cell>
          <table:table-cell office:value-type="float" office:value="0.00719998944988">
            <text:p>0,0071999894</text:p>
          </table:table-cell>
          <table:table-cell office:value-type="float" office:value="0.00818933878524">
            <text:p>0,0081893388</text:p>
          </table:table-cell>
          <table:table-cell office:value-type="float" office:value="0.00680835460436">
            <text:p>0,0068083546</text:p>
          </table:table-cell>
          <table:table-cell office:value-type="float" office:value="0.00542159055518">
            <text:p>0,0054215906</text:p>
          </table:table-cell>
          <table:table-cell table:number-columns-repeated="12"/>
        </table:table-row>
        <table:table-row table:style-name="ro2">
          <table:table-cell office:value-type="string">
            <text:p>част</text:p>
          </table:table-cell>
          <table:table-cell office:value-type="float" office:value="1">
            <text:p>1</text:p>
          </table:table-cell>
          <table:table-cell office:value-type="float" office:value="0.0129433952808">
            <text:p>0,0129433953</text:p>
          </table:table-cell>
          <table:table-cell office:value-type="float" office:value="0.0068924531729">
            <text:p>0,0068924532</text:p>
          </table:table-cell>
          <table:table-cell office:value-type="float" office:value="0.00572293235794">
            <text:p>0,0057229324</text:p>
          </table:table-cell>
          <table:table-cell office:value-type="float" office:value="0.00461030058662">
            <text:p>0,0046103006</text:p>
          </table:table-cell>
          <table:table-cell office:value-type="float" office:value="0.00546005830478">
            <text:p>0,0054600583</text:p>
          </table:table-cell>
          <table:table-cell office:value-type="float" office:value="0.00542159055518">
            <text:p>0,0054215906</text:p>
          </table:table-cell>
          <table:table-cell table:number-columns-repeated="12"/>
        </table:table-row>
        <table:table-row table:style-name="ro1">
          <table:table-cell office:value-type="string">
            <text:p>однак</text:p>
          </table:table-cell>
          <table:table-cell office:value-type="float" office:value="1">
            <text:p>1</text:p>
          </table:table-cell>
          <table:table-cell office:value-type="float" office:value="0.012339416851">
            <text:p>0,0123394169</text:p>
          </table:table-cell>
          <table:table-cell office:value-type="float" office:value="0.00634554224542">
            <text:p>0,0063455422</text:p>
          </table:table-cell>
          <table:table-cell office:value-type="float" office:value="0.00531047606403">
            <text:p>0,0053104761</text:p>
          </table:table-cell>
          <table:table-cell office:value-type="float" office:value="0.00434181465686">
            <text:p>0,0043418147</text:p>
          </table:table-cell>
          <table:table-cell office:value-type="float" office:value="0.00525525430944">
            <text:p>0,0052552543</text:p>
          </table:table-cell>
          <table:table-cell office:value-type="float" office:value="0.00542159055518">
            <text:p>0,0054215906</text:p>
          </table:table-cell>
          <table:table-cell table:number-columns-repeated="12"/>
        </table:table-row>
        <table:table-row table:style-name="ro1">
          <table:table-cell office:value-type="string">
            <text:p>информирова</text:p>
          </table:table-cell>
          <table:table-cell office:value-type="float" office:value="1">
            <text:p>1</text:p>
          </table:table-cell>
          <table:table-cell office:value-type="float" office:value="0.0133162714552">
            <text:p>0,0133162715</text:p>
          </table:table-cell>
          <table:table-cell office:value-type="float" office:value="0.00696877300086">
            <text:p>0,006968773</text:p>
          </table:table-cell>
          <table:table-cell office:value-type="float" office:value="0.00741975227752">
            <text:p>0,0074197523</text:p>
          </table:table-cell>
          <table:table-cell office:value-type="float" office:value="0.00839536894165">
            <text:p>0,0083953689</text:p>
          </table:table-cell>
          <table:table-cell office:value-type="float" office:value="0.00689419249807">
            <text:p>0,0068941925</text:p>
          </table:table-cell>
          <table:table-cell office:value-type="float" office:value="0.00538989611979">
            <text:p>0,0053898961</text:p>
          </table:table-cell>
          <table:table-cell table:number-columns-repeated="12"/>
        </table:table-row>
        <table:table-row table:style-name="ro2">
          <table:table-cell office:value-type="string">
            <text:p>источник</text:p>
          </table:table-cell>
          <table:table-cell office:value-type="float" office:value="1">
            <text:p>1</text:p>
          </table:table-cell>
          <table:table-cell office:value-type="float" office:value="0.013207382129">
            <text:p>0,0132073821</text:p>
          </table:table-cell>
          <table:table-cell office:value-type="float" office:value="0.00695745225252">
            <text:p>0,0069574523</text:p>
          </table:table-cell>
          <table:table-cell office:value-type="float" office:value="0.00574950799573">
            <text:p>0,005749508</text:p>
          </table:table-cell>
          <table:table-cell office:value-type="float" office:value="0.00460809775521">
            <text:p>0,0046080978</text:p>
          </table:table-cell>
          <table:table-cell office:value-type="float" office:value="0.00546445659309">
            <text:p>0,0054644566</text:p>
          </table:table-cell>
          <table:table-cell office:value-type="float" office:value="0.00538989611979">
            <text:p>0,0053898961</text:p>
          </table:table-cell>
          <table:table-cell table:number-columns-repeated="12"/>
        </table:table-row>
        <table:table-row table:style-name="ro1">
          <table:table-cell office:value-type="string">
            <text:p>неназва</text:p>
          </table:table-cell>
          <table:table-cell office:value-type="float" office:value="1">
            <text:p>1</text:p>
          </table:table-cell>
          <table:table-cell office:value-type="float" office:value="0.0130134124317">
            <text:p>0,0130134124</text:p>
          </table:table-cell>
          <table:table-cell office:value-type="float" office:value="0.00681356190649">
            <text:p>0,0068135619</text:p>
          </table:table-cell>
          <table:table-cell office:value-type="float" office:value="0.00563510711072">
            <text:p>0,0056351071</text:p>
          </table:table-cell>
          <table:table-cell office:value-type="float" office:value="0.00455004764262">
            <text:p>0,0045500476</text:p>
          </table:table-cell>
          <table:table-cell office:value-type="float" office:value="0.00538597663971">
            <text:p>0,0053859766</text:p>
          </table:table-cell>
          <table:table-cell office:value-type="float" office:value="0.00538989611979">
            <text:p>0,0053898961</text:p>
          </table:table-cell>
          <table:table-cell table:number-columns-repeated="12"/>
        </table:table-row>
        <table:table-row table:style-name="ro1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0128922384278">
            <text:p>0,0128922384</text:p>
          </table:table-cell>
          <table:table-cell office:value-type="float" office:value="0.00658745182324">
            <text:p>0,0065874518</text:p>
          </table:table-cell>
          <table:table-cell office:value-type="float" office:value="0.00556253552063">
            <text:p>0,0055625355</text:p>
          </table:table-cell>
          <table:table-cell office:value-type="float" office:value="0.00459995971689">
            <text:p>0,0045999597</text:p>
          </table:table-cell>
          <table:table-cell office:value-type="float" office:value="0.0052980015596">
            <text:p>0,0052980016</text:p>
          </table:table-cell>
          <table:table-cell office:value-type="float" office:value="0.00533989520103">
            <text:p>0,0053398952</text:p>
          </table:table-cell>
          <table:table-cell table:number-columns-repeated="12"/>
        </table:table-row>
        <table:table-row table:style-name="ro2">
          <table:table-cell office:value-type="string">
            <text:p>сотрудник</text:p>
          </table:table-cell>
          <table:table-cell office:value-type="float" office:value="1">
            <text:p>1</text:p>
          </table:table-cell>
          <table:table-cell office:value-type="float" office:value="0.0127395265926">
            <text:p>0,0127395266</text:p>
          </table:table-cell>
          <table:table-cell office:value-type="float" office:value="0.00656157941133">
            <text:p>0,0065615794</text:p>
          </table:table-cell>
          <table:table-cell office:value-type="float" office:value="0.00553427267365">
            <text:p>0,0055342727</text:p>
          </table:table-cell>
          <table:table-cell office:value-type="float" office:value="0.00457374343973">
            <text:p>0,0045737434</text:p>
          </table:table-cell>
          <table:table-cell office:value-type="float" office:value="0.00529646412494">
            <text:p>0,0052964641</text:p>
          </table:table-cell>
          <table:table-cell office:value-type="float" office:value="0.00533989520103">
            <text:p>0,0053398952</text:p>
          </table:table-cell>
          <table:table-cell table:number-columns-repeated="12"/>
        </table:table-row>
        <table:table-row table:style-name="ro2">
          <table:table-cell office:value-type="string">
            <text:p>проч</text:p>
          </table:table-cell>
          <table:table-cell office:value-type="float" office:value="1">
            <text:p>1</text:p>
          </table:table-cell>
          <table:table-cell office:value-type="float" office:value="0.0128652863965">
            <text:p>0,0128652864</text:p>
          </table:table-cell>
          <table:table-cell office:value-type="float" office:value="0.00663176470041">
            <text:p>0,0066317647</text:p>
          </table:table-cell>
          <table:table-cell office:value-type="float" office:value="0.00712384945289">
            <text:p>0,0071238495</text:p>
          </table:table-cell>
          <table:table-cell office:value-type="float" office:value="0.00811448586086">
            <text:p>0,0081144859</text:p>
          </table:table-cell>
          <table:table-cell office:value-type="float" office:value="0.00672928698998">
            <text:p>0,006729287</text:p>
          </table:table-cell>
          <table:table-cell office:value-type="float" office:value="0.00532606409241">
            <text:p>0,0053260641</text:p>
          </table:table-cell>
          <table:table-cell table:number-columns-repeated="12"/>
        </table:table-row>
        <table:table-row table:style-name="ro2">
          <table:table-cell office:value-type="string">
            <text:p>сред</text:p>
          </table:table-cell>
          <table:table-cell office:value-type="float" office:value="1">
            <text:p>1</text:p>
          </table:table-cell>
          <table:table-cell office:value-type="float" office:value="0.0134238891851">
            <text:p>0,0134238892</text:p>
          </table:table-cell>
          <table:table-cell office:value-type="float" office:value="0.00675412875389">
            <text:p>0,0067541288</text:p>
          </table:table-cell>
          <table:table-cell office:value-type="float" office:value="0.00565144703257">
            <text:p>0,005651447</text:p>
          </table:table-cell>
          <table:table-cell office:value-type="float" office:value="0.00454960274427">
            <text:p>0,0045496027</text:p>
          </table:table-cell>
          <table:table-cell office:value-type="float" office:value="0.0053785729724">
            <text:p>0,005378573</text:p>
          </table:table-cell>
          <table:table-cell office:value-type="float" office:value="0.00532606409241">
            <text:p>0,0053260641</text:p>
          </table:table-cell>
          <table:table-cell table:number-columns-repeated="12"/>
        </table:table-row>
        <table:table-row table:style-name="ro1">
          <table:table-cell office:value-type="string">
            <text:p>выясн</text:p>
          </table:table-cell>
          <table:table-cell office:value-type="float" office:value="1">
            <text:p>1</text:p>
          </table:table-cell>
          <table:table-cell office:value-type="float" office:value="0.012691694748">
            <text:p>0,0126916947</text:p>
          </table:table-cell>
          <table:table-cell office:value-type="float" office:value="0.00619872366615">
            <text:p>0,0061987237</text:p>
          </table:table-cell>
          <table:table-cell office:value-type="float" office:value="0.00526020859305">
            <text:p>0,0052602086</text:p>
          </table:table-cell>
          <table:table-cell office:value-type="float" office:value="0.00432765957555">
            <text:p>0,0043276596</text:p>
          </table:table-cell>
          <table:table-cell office:value-type="float" office:value="0.0052122803077">
            <text:p>0,0052122803</text:p>
          </table:table-cell>
          <table:table-cell office:value-type="float" office:value="0.00532606409241">
            <text:p>0,0053260641</text:p>
          </table:table-cell>
          <table:table-cell table:number-columns-repeated="12"/>
        </table:table-row>
        <table:table-row table:style-name="ro2">
          <table:table-cell office:value-type="string">
            <text:p>барак</text:p>
          </table:table-cell>
          <table:table-cell office:value-type="float" office:value="1">
            <text:p>1</text:p>
          </table:table-cell>
          <table:table-cell office:value-type="float" office:value="0.0121907891663">
            <text:p>0,0121907892</text:p>
          </table:table-cell>
          <table:table-cell office:value-type="float" office:value="0.00628658599307">
            <text:p>0,006286586</text:p>
          </table:table-cell>
          <table:table-cell office:value-type="float" office:value="0.00691268674265">
            <text:p>0,0069126867</text:p>
          </table:table-cell>
          <table:table-cell office:value-type="float" office:value="0.00810776195207">
            <text:p>0,008107762</text:p>
          </table:table-cell>
          <table:table-cell office:value-type="float" office:value="0.00658161392296">
            <text:p>0,0065816139</text:p>
          </table:table-cell>
          <table:table-cell office:value-type="float" office:value="0.00529163430922">
            <text:p>0,0052916343</text:p>
          </table:table-cell>
          <table:table-cell table:number-columns-repeated="12"/>
        </table:table-row>
        <table:table-row table:style-name="ro1">
          <table:table-cell office:value-type="string">
            <text:p>обам</text:p>
          </table:table-cell>
          <table:table-cell office:value-type="float" office:value="1">
            <text:p>1</text:p>
          </table:table-cell>
          <table:table-cell office:value-type="float" office:value="0.0127502027543">
            <text:p>0,0127502028</text:p>
          </table:table-cell>
          <table:table-cell office:value-type="float" office:value="0.00659870411595">
            <text:p>0,0065987041</text:p>
          </table:table-cell>
          <table:table-cell office:value-type="float" office:value="0.00553489534636">
            <text:p>0,0055348953</text:p>
          </table:table-cell>
          <table:table-cell office:value-type="float" office:value="0.00454607890806">
            <text:p>0,0045460789</text:p>
          </table:table-cell>
          <table:table-cell office:value-type="float" office:value="0.00530552351264">
            <text:p>0,0053055235</text:p>
          </table:table-cell>
          <table:table-cell office:value-type="float" office:value="0.00529163430922">
            <text:p>0,0052916343</text:p>
          </table:table-cell>
          <table:table-cell table:number-columns-repeated="12"/>
        </table:table-row>
        <table:table-row table:style-name="ro2">
          <table:table-cell office:value-type="string">
            <text:p>президент</text:p>
          </table:table-cell>
          <table:table-cell office:value-type="float" office:value="1">
            <text:p>1</text:p>
          </table:table-cell>
          <table:table-cell office:value-type="float" office:value="0.00646042435816">
            <text:p>0,0064604244</text:p>
          </table:table-cell>
          <table:table-cell office:value-type="float" office:value="0.00346052540794">
            <text:p>0,0034605254</text:p>
          </table:table-cell>
          <table:table-cell office:value-type="float" office:value="0.00374962770629">
            <text:p>0,0037496277</text:p>
          </table:table-cell>
          <table:table-cell office:value-type="float" office:value="0.00432445952521">
            <text:p>0,0043244595</text:p>
          </table:table-cell>
          <table:table-cell office:value-type="float" office:value="0.00448795764113">
            <text:p>0,0044879576</text:p>
          </table:table-cell>
          <table:table-cell office:value-type="float" office:value="0.00529163430922">
            <text:p>0,0052916343</text:p>
          </table:table-cell>
          <table:table-cell table:number-columns-repeated="12"/>
        </table:table-row>
        <table:table-row table:style-name="ro2">
          <table:table-cell office:value-type="string">
            <text:p>расследован</text:p>
          </table:table-cell>
          <table:table-cell office:value-type="float" office:value="1">
            <text:p>1</text:p>
          </table:table-cell>
          <table:table-cell office:value-type="float" office:value="0.0131859556309">
            <text:p>0,0131859556</text:p>
          </table:table-cell>
          <table:table-cell office:value-type="float" office:value="0.00645216492342">
            <text:p>0,0064521649</text:p>
          </table:table-cell>
          <table:table-cell office:value-type="float" office:value="0.00544110842048">
            <text:p>0,0054411084</text:p>
          </table:table-cell>
          <table:table-cell office:value-type="float" office:value="0.00443518443039">
            <text:p>0,0044351844</text:p>
          </table:table-cell>
          <table:table-cell office:value-type="float" office:value="0.00523104222185">
            <text:p>0,0052310422</text:p>
          </table:table-cell>
          <table:table-cell office:value-type="float" office:value="0.00528999823018">
            <text:p>0,0052899982</text:p>
          </table:table-cell>
          <table:table-cell table:number-columns-repeated="12"/>
        </table:table-row>
        <table:table-row table:style-name="ro2">
          <table:table-cell office:value-type="string">
            <text:p>работ</text:p>
          </table:table-cell>
          <table:table-cell office:value-type="float" office:value="1">
            <text:p>1</text:p>
          </table:table-cell>
          <table:table-cell office:value-type="float" office:value="0.0123055299355">
            <text:p>0,0123055299</text:p>
          </table:table-cell>
          <table:table-cell office:value-type="float" office:value="0.00578172832106">
            <text:p>0,0057817283</text:p>
          </table:table-cell>
          <table:table-cell office:value-type="float" office:value="0.0049721130883">
            <text:p>0,0049721131</text:p>
          </table:table-cell>
          <table:table-cell office:value-type="float" office:value="0.00415456916785">
            <text:p>0,0041545692</text:p>
          </table:table-cell>
          <table:table-cell office:value-type="float" office:value="0.0050516494375">
            <text:p>0,0050516494</text:p>
          </table:table-cell>
          <table:table-cell office:value-type="float" office:value="0.00528999823018">
            <text:p>0,0052899982</text:p>
          </table:table-cell>
          <table:table-cell table:number-columns-repeated="12"/>
        </table:table-row>
        <table:table-row table:style-name="ro2">
          <table:table-cell office:value-type="string">
            <text:p>прост</text:p>
          </table:table-cell>
          <table:table-cell office:value-type="float" office:value="1">
            <text:p>1</text:p>
          </table:table-cell>
          <table:table-cell office:value-type="float" office:value="0.0126531993284">
            <text:p>0,0126531993</text:p>
          </table:table-cell>
          <table:table-cell office:value-type="float" office:value="0.00657618280376">
            <text:p>0,0065761828</text:p>
          </table:table-cell>
          <table:table-cell office:value-type="float" office:value="0.00699575215115">
            <text:p>0,0069957522</text:p>
          </table:table-cell>
          <table:table-cell office:value-type="float" office:value="0.00801268480506">
            <text:p>0,0080126848</text:p>
          </table:table-cell>
          <table:table-cell office:value-type="float" office:value="0.00658243051325">
            <text:p>0,0065824305</text:p>
          </table:table-cell>
          <table:table-cell office:value-type="float" office:value="0.00525386553653">
            <text:p>0,0052538655</text:p>
          </table:table-cell>
          <table:table-cell table:number-columns-repeated="12"/>
        </table:table-row>
        <table:table-row table:style-name="ro2">
          <table:table-cell office:value-type="string">
            <text:p>граждан</text:p>
          </table:table-cell>
          <table:table-cell office:value-type="float" office:value="1">
            <text:p>1</text:p>
          </table:table-cell>
          <table:table-cell office:value-type="float" office:value="0.0133084557282">
            <text:p>0,0133084557</text:p>
          </table:table-cell>
          <table:table-cell office:value-type="float" office:value="0.0067242780231">
            <text:p>0,006724278</text:p>
          </table:table-cell>
          <table:table-cell office:value-type="float" office:value="0.00560040070454">
            <text:p>0,0056004007</text:p>
          </table:table-cell>
          <table:table-cell office:value-type="float" office:value="0.00452214071687">
            <text:p>0,0045221407</text:p>
          </table:table-cell>
          <table:table-cell office:value-type="float" office:value="0.00529405435157">
            <text:p>0,0052940544</text:p>
          </table:table-cell>
          <table:table-cell office:value-type="float" office:value="0.00525386553653">
            <text:p>0,0052538655</text:p>
          </table:table-cell>
          <table:table-cell table:number-columns-repeated="12"/>
        </table:table-row>
        <table:table-row table:style-name="ro2">
          <table:table-cell office:value-type="string">
            <text:p>политик</text:p>
          </table:table-cell>
          <table:table-cell office:value-type="float" office:value="1">
            <text:p>1</text:p>
          </table:table-cell>
          <table:table-cell office:value-type="float" office:value="0.012394039031">
            <text:p>0,012394039</text:p>
          </table:table-cell>
          <table:table-cell office:value-type="float" office:value="0.0060941093097">
            <text:p>0,0060941093</text:p>
          </table:table-cell>
          <table:table-cell office:value-type="float" office:value="0.0051065235244">
            <text:p>0,0051065235</text:p>
          </table:table-cell>
          <table:table-cell office:value-type="float" office:value="0.00425332054836">
            <text:p>0,0042533205</text:p>
          </table:table-cell>
          <table:table-cell office:value-type="float" office:value="0.00506568268012">
            <text:p>0,0050656827</text:p>
          </table:table-cell>
          <table:table-cell office:value-type="float" office:value="0.00525386553653">
            <text:p>0,0052538655</text:p>
          </table:table-cell>
          <table:table-cell table:number-columns-repeated="12"/>
        </table:table-row>
        <table:table-row table:style-name="ro2">
          <table:table-cell office:value-type="string">
            <text:p>телефон</text:p>
          </table:table-cell>
          <table:table-cell office:value-type="float" office:value="1">
            <text:p>1</text:p>
          </table:table-cell>
          <table:table-cell office:value-type="float" office:value="0.0128141831289">
            <text:p>0,0128141831</text:p>
          </table:table-cell>
          <table:table-cell office:value-type="float" office:value="0.00634837999916">
            <text:p>0,00634838</text:p>
          </table:table-cell>
          <table:table-cell office:value-type="float" office:value="0.0069126991496">
            <text:p>0,0069126991</text:p>
          </table:table-cell>
          <table:table-cell office:value-type="float" office:value="0.00796717253919">
            <text:p>0,0079671725</text:p>
          </table:table-cell>
          <table:table-cell office:value-type="float" office:value="0.00656326374665">
            <text:p>0,0065632637</text:p>
          </table:table-cell>
          <table:table-cell office:value-type="float" office:value="0.00525293370628">
            <text:p>0,0052529337</text:p>
          </table:table-cell>
          <table:table-cell table:number-columns-repeated="12"/>
        </table:table-row>
        <table:table-row table:style-name="ro2">
          <table:table-cell office:value-type="string">
            <text:p>миров</text:p>
          </table:table-cell>
          <table:table-cell office:value-type="float" office:value="1">
            <text:p>1</text:p>
          </table:table-cell>
          <table:table-cell office:value-type="float" office:value="0.0133528390388">
            <text:p>0,013352839</text:p>
          </table:table-cell>
          <table:table-cell office:value-type="float" office:value="0.00683375029239">
            <text:p>0,0068337503</text:p>
          </table:table-cell>
          <table:table-cell office:value-type="float" office:value="0.00572920739661">
            <text:p>0,0057292074</text:p>
          </table:table-cell>
          <table:table-cell office:value-type="float" office:value="0.00462421591438">
            <text:p>0,0046242159</text:p>
          </table:table-cell>
          <table:table-cell office:value-type="float" office:value="0.00535828708529">
            <text:p>0,0053582871</text:p>
          </table:table-cell>
          <table:table-cell office:value-type="float" office:value="0.00525293370628">
            <text:p>0,0052529337</text:p>
          </table:table-cell>
          <table:table-cell table:number-columns-repeated="12"/>
        </table:table-row>
        <table:table-row table:style-name="ro1">
          <table:table-cell office:value-type="string">
            <text:p>десят</text:p>
          </table:table-cell>
          <table:table-cell office:value-type="float" office:value="1">
            <text:p>1</text:p>
          </table:table-cell>
          <table:table-cell office:value-type="float" office:value="0.0131418781413">
            <text:p>0,0131418781</text:p>
          </table:table-cell>
          <table:table-cell office:value-type="float" office:value="0.00654897562693">
            <text:p>0,0065489756</text:p>
          </table:table-cell>
          <table:table-cell office:value-type="float" office:value="0.00705491498481">
            <text:p>0,007054915</text:p>
          </table:table-cell>
          <table:table-cell office:value-type="float" office:value="0.00811904471422">
            <text:p>0,0081190447</text:p>
          </table:table-cell>
          <table:table-cell office:value-type="float" office:value="0.00655008382053">
            <text:p>0,0065500838</text:p>
          </table:table-cell>
          <table:table-cell office:value-type="float" office:value="0.0051787946487">
            <text:p>0,0051787946</text:p>
          </table:table-cell>
          <table:table-cell table:number-columns-repeated="12"/>
        </table:table-row>
        <table:table-row table:style-name="ro1">
          <table:table-cell office:value-type="string">
            <text:p>бол</text:p>
          </table:table-cell>
          <table:table-cell office:value-type="float" office:value="1">
            <text:p>1</text:p>
          </table:table-cell>
          <table:table-cell office:value-type="float" office:value="0.0128349833595">
            <text:p>0,0128349834</text:p>
          </table:table-cell>
          <table:table-cell office:value-type="float" office:value="0.00655391488751">
            <text:p>0,0065539149</text:p>
          </table:table-cell>
          <table:table-cell office:value-type="float" office:value="0.00552175497361">
            <text:p>0,005521755</text:p>
          </table:table-cell>
          <table:table-cell office:value-type="float" office:value="0.00451525423677">
            <text:p>0,0045152542</text:p>
          </table:table-cell>
          <table:table-cell office:value-type="float" office:value="0.00517070855263">
            <text:p>0,0051707086</text:p>
          </table:table-cell>
          <table:table-cell office:value-type="float" office:value="0.0051787946487">
            <text:p>0,0051787946</text:p>
          </table:table-cell>
          <table:table-cell table:number-columns-repeated="12"/>
        </table:table-row>
        <table:table-row table:style-name="ro2">
          <table:table-cell office:value-type="string">
            <text:p>лет</text:p>
          </table:table-cell>
          <table:table-cell office:value-type="float" office:value="1">
            <text:p>1</text:p>
          </table:table-cell>
          <table:table-cell office:value-type="float" office:value="0.0125031650197">
            <text:p>0,012503165</text:p>
          </table:table-cell>
          <table:table-cell office:value-type="float" office:value="0.0062313258662">
            <text:p>0,0062313259</text:p>
          </table:table-cell>
          <table:table-cell office:value-type="float" office:value="0.00527970148778">
            <text:p>0,0052797015</text:p>
          </table:table-cell>
          <table:table-cell office:value-type="float" office:value="0.00436656693706">
            <text:p>0,0043665669</text:p>
          </table:table-cell>
          <table:table-cell office:value-type="float" office:value="0.00513810220963">
            <text:p>0,0051381022</text:p>
          </table:table-cell>
          <table:table-cell office:value-type="float" office:value="0.0051787946487">
            <text:p>0,0051787946</text:p>
          </table:table-cell>
          <table:table-cell table:number-columns-repeated="12"/>
        </table:table-row>
        <table:table-row table:style-name="ro1">
          <table:table-cell office:value-type="string">
            <text:p>национальн</text:p>
          </table:table-cell>
          <table:table-cell office:value-type="float" office:value="1">
            <text:p>1</text:p>
          </table:table-cell>
          <table:table-cell office:value-type="float" office:value="0.0122757331305">
            <text:p>0,0122757331</text:p>
          </table:table-cell>
          <table:table-cell office:value-type="float" office:value="0.0060030123119">
            <text:p>0,0060030123</text:p>
          </table:table-cell>
          <table:table-cell office:value-type="float" office:value="0.0065429157116">
            <text:p>0,0065429157</text:p>
          </table:table-cell>
          <table:table-cell office:value-type="float" office:value="0.00760407404311">
            <text:p>0,007604074</text:p>
          </table:table-cell>
          <table:table-cell office:value-type="float" office:value="0.00627788347466">
            <text:p>0,0062778835</text:p>
          </table:table-cell>
          <table:table-cell office:value-type="float" office:value="0.00514154503252">
            <text:p>0,005141545</text:p>
          </table:table-cell>
          <table:table-cell table:number-columns-repeated="12"/>
        </table:table-row>
        <table:table-row table:style-name="ro1">
          <table:table-cell office:value-type="string">
            <text:p>безопасн</text:p>
          </table:table-cell>
          <table:table-cell office:value-type="float" office:value="1">
            <text:p>1</text:p>
          </table:table-cell>
          <table:table-cell office:value-type="float" office:value="0.0121117504129">
            <text:p>0,0121117504</text:p>
          </table:table-cell>
          <table:table-cell office:value-type="float" office:value="0.00602865455713">
            <text:p>0,0060286546</text:p>
          </table:table-cell>
          <table:table-cell office:value-type="float" office:value="0.00510104995748">
            <text:p>0,00510105</text:p>
          </table:table-cell>
          <table:table-cell office:value-type="float" office:value="0.00421745328224">
            <text:p>0,0042174533</text:p>
          </table:table-cell>
          <table:table-cell office:value-type="float" office:value="0.00502096467212">
            <text:p>0,0050209647</text:p>
          </table:table-cell>
          <table:table-cell office:value-type="float" office:value="0.00514154503252">
            <text:p>0,005141545</text:p>
          </table:table-cell>
          <table:table-cell table:number-columns-repeated="12"/>
        </table:table-row>
        <table:table-row table:style-name="ro1">
          <table:table-cell office:value-type="string">
            <text:p>масштабн</text:p>
          </table:table-cell>
          <table:table-cell office:value-type="float" office:value="1">
            <text:p>1</text:p>
          </table:table-cell>
          <table:table-cell office:value-type="float" office:value="0.0120974967208">
            <text:p>0,0120974967</text:p>
          </table:table-cell>
          <table:table-cell office:value-type="float" office:value="0.00570152442477">
            <text:p>0,0057015244</text:p>
          </table:table-cell>
          <table:table-cell office:value-type="float" office:value="0.00485928341924">
            <text:p>0,0048592834</text:p>
          </table:table-cell>
          <table:table-cell office:value-type="float" office:value="0.00410185840284">
            <text:p>0,0041018584</text:p>
          </table:table-cell>
          <table:table-cell office:value-type="float" office:value="0.0048819409638">
            <text:p>0,004881941</text:p>
          </table:table-cell>
          <table:table-cell office:value-type="float" office:value="0.00511538925384">
            <text:p>0,0051153893</text:p>
          </table:table-cell>
          <table:table-cell table:number-columns-repeated="12"/>
        </table:table-row>
        <table:table-row table:style-name="ro1">
          <table:table-cell office:value-type="string">
            <text:p>официальн</text:p>
          </table:table-cell>
          <table:table-cell office:value-type="float" office:value="1">
            <text:p>1</text:p>
          </table:table-cell>
          <table:table-cell office:value-type="float" office:value="0.012400293769">
            <text:p>0,0124002938</text:p>
          </table:table-cell>
          <table:table-cell office:value-type="float" office:value="0.0064134786221">
            <text:p>0,0064134786</text:p>
          </table:table-cell>
          <table:table-cell office:value-type="float" office:value="0.00659283420222">
            <text:p>0,0065928342</text:p>
          </table:table-cell>
          <table:table-cell office:value-type="float" office:value="0.00774077679108">
            <text:p>0,0077407768</text:p>
          </table:table-cell>
          <table:table-cell office:value-type="float" office:value="0.0062433461583">
            <text:p>0,0062433462</text:p>
          </table:table-cell>
          <table:table-cell office:value-type="float" office:value="0.00510964445067">
            <text:p>0,0051096445</text:p>
          </table:table-cell>
          <table:table-cell table:number-columns-repeated="12"/>
        </table:table-row>
        <table:table-row table:style-name="ro2">
          <table:table-cell office:value-type="string">
            <text:p>сообща</text:p>
          </table:table-cell>
          <table:table-cell office:value-type="float" office:value="1">
            <text:p>1</text:p>
          </table:table-cell>
          <table:table-cell office:value-type="float" office:value="0.0127166810288">
            <text:p>0,012716681</text:p>
          </table:table-cell>
          <table:table-cell office:value-type="float" office:value="0.00656934007451">
            <text:p>0,0065693401</text:p>
          </table:table-cell>
          <table:table-cell office:value-type="float" office:value="0.00533705395504">
            <text:p>0,005337054</text:p>
          </table:table-cell>
          <table:table-cell office:value-type="float" office:value="0.00437464049108">
            <text:p>0,0043746405</text:p>
          </table:table-cell>
          <table:table-cell office:value-type="float" office:value="0.00508123953523">
            <text:p>0,0050812395</text:p>
          </table:table-cell>
          <table:table-cell office:value-type="float" office:value="0.00510964445067">
            <text:p>0,0051096445</text:p>
          </table:table-cell>
          <table:table-cell table:number-columns-repeated="12"/>
        </table:table-row>
        <table:table-row table:style-name="ro1">
          <table:table-cell office:value-type="string">
            <text:p>валютн</text:p>
          </table:table-cell>
          <table:table-cell office:value-type="float" office:value="1">
            <text:p>1</text:p>
          </table:table-cell>
          <table:table-cell office:value-type="float" office:value="0.0124797158225">
            <text:p>0,0124797158</text:p>
          </table:table-cell>
          <table:table-cell office:value-type="float" office:value="0.00626232347872">
            <text:p>0,0062623235</text:p>
          </table:table-cell>
          <table:table-cell office:value-type="float" office:value="0.00659460762516">
            <text:p>0,0065946076</text:p>
          </table:table-cell>
          <table:table-cell office:value-type="float" office:value="0.00768108064584">
            <text:p>0,0076810806</text:p>
          </table:table-cell>
          <table:table-cell office:value-type="float" office:value="0.00619330283627">
            <text:p>0,0061933028</text:p>
          </table:table-cell>
          <table:table-cell office:value-type="float" office:value="0.00505555341268">
            <text:p>0,0050555534</text:p>
          </table:table-cell>
          <table:table-cell table:number-columns-repeated="12"/>
        </table:table-row>
        <table:table-row table:style-name="ro2">
          <table:table-cell office:value-type="string">
            <text:p>фонд</text:p>
          </table:table-cell>
          <table:table-cell office:value-type="float" office:value="1">
            <text:p>1</text:p>
          </table:table-cell>
          <table:table-cell office:value-type="float" office:value="0.0127391571003">
            <text:p>0,0127391571</text:p>
          </table:table-cell>
          <table:table-cell office:value-type="float" office:value="0.00672880391237">
            <text:p>0,0067288039</text:p>
          </table:table-cell>
          <table:table-cell office:value-type="float" office:value="0.00552483340365">
            <text:p>0,0055248334</text:p>
          </table:table-cell>
          <table:table-cell office:value-type="float" office:value="0.00448316481786">
            <text:p>0,0044831648</text:p>
          </table:table-cell>
          <table:table-cell office:value-type="float" office:value="0.00509280297324">
            <text:p>0,005092803</text:p>
          </table:table-cell>
          <table:table-cell office:value-type="float" office:value="0.00505555341268">
            <text:p>0,0050555534</text:p>
          </table:table-cell>
          <table:table-cell table:number-columns-repeated="12"/>
        </table:table-row>
        <table:table-row table:style-name="ro2">
          <table:table-cell office:value-type="string">
            <text:p>четверг</text:p>
          </table:table-cell>
          <table:table-cell office:value-type="float" office:value="1">
            <text:p>1</text:p>
          </table:table-cell>
          <table:table-cell office:value-type="float" office:value="0.012465980975">
            <text:p>0,012465981</text:p>
          </table:table-cell>
          <table:table-cell office:value-type="float" office:value="0.00631197605673">
            <text:p>0,0063119761</text:p>
          </table:table-cell>
          <table:table-cell office:value-type="float" office:value="0.00528134019547">
            <text:p>0,0052813402</text:p>
          </table:table-cell>
          <table:table-cell office:value-type="float" office:value="0.00432172046804">
            <text:p>0,0043217205</text:p>
          </table:table-cell>
          <table:table-cell office:value-type="float" office:value="0.00499740109482">
            <text:p>0,0049974011</text:p>
          </table:table-cell>
          <table:table-cell office:value-type="float" office:value="0.00502676143229">
            <text:p>0,0050267614</text:p>
          </table:table-cell>
          <table:table-cell table:number-columns-repeated="12"/>
        </table:table-row>
        <table:table-row table:style-name="ro1">
          <table:table-cell office:value-type="string">
            <text:p>приостановл</text:p>
          </table:table-cell>
          <table:table-cell office:value-type="float" office:value="1">
            <text:p>1</text:p>
          </table:table-cell>
          <table:table-cell office:value-type="float" office:value="0.0117937756358">
            <text:p>0,0117937756</text:p>
          </table:table-cell>
          <table:table-cell office:value-type="float" office:value="0.00631830109887">
            <text:p>0,0063183011</text:p>
          </table:table-cell>
          <table:table-cell office:value-type="float" office:value="0.0063262280415">
            <text:p>0,006326228</text:p>
          </table:table-cell>
          <table:table-cell office:value-type="float" office:value="0.00760270541147">
            <text:p>0,0076027054</text:p>
          </table:table-cell>
          <table:table-cell office:value-type="float" office:value="0.00596275942046">
            <text:p>0,0059627594</text:p>
          </table:table-cell>
          <table:table-cell office:value-type="float" office:value="0.00500826709603">
            <text:p>0,0050082671</text:p>
          </table:table-cell>
          <table:table-cell table:number-columns-repeated="12"/>
        </table:table-row>
        <table:table-row table:style-name="ro1">
          <table:table-cell office:value-type="string">
            <text:p>примерн</text:p>
          </table:table-cell>
          <table:table-cell office:value-type="float" office:value="1">
            <text:p>1</text:p>
          </table:table-cell>
          <table:table-cell office:value-type="float" office:value="0.0119689771329">
            <text:p>0,0119689771</text:p>
          </table:table-cell>
          <table:table-cell office:value-type="float" office:value="0.00647680981509">
            <text:p>0,0064768098</text:p>
          </table:table-cell>
          <table:table-cell office:value-type="float" office:value="0.00514698321704">
            <text:p>0,0051469832</text:p>
          </table:table-cell>
          <table:table-cell office:value-type="float" office:value="0.00429882599932">
            <text:p>0,004298826</text:p>
          </table:table-cell>
          <table:table-cell office:value-type="float" office:value="0.00487327891325">
            <text:p>0,0048732789</text:p>
          </table:table-cell>
          <table:table-cell office:value-type="float" office:value="0.00500826709603">
            <text:p>0,0050082671</text:p>
          </table:table-cell>
          <table:table-cell table:number-columns-repeated="12"/>
        </table:table-row>
        <table:table-row table:style-name="ro1">
          <table:table-cell office:value-type="string">
            <text:p>осуществля</text:p>
          </table:table-cell>
          <table:table-cell office:value-type="float" office:value="1">
            <text:p>1</text:p>
          </table:table-cell>
          <table:table-cell office:value-type="float" office:value="0.0119427238502">
            <text:p>0,0119427239</text:p>
          </table:table-cell>
          <table:table-cell office:value-type="float" office:value="0.00595935808879">
            <text:p>0,0059593581</text:p>
          </table:table-cell>
          <table:table-cell office:value-type="float" office:value="0.00498875461437">
            <text:p>0,0049887546</text:p>
          </table:table-cell>
          <table:table-cell office:value-type="float" office:value="0.00414073215149">
            <text:p>0,0041407322</text:p>
          </table:table-cell>
          <table:table-cell office:value-type="float" office:value="0.00488373993239">
            <text:p>0,0048837399</text:p>
          </table:table-cell>
          <table:table-cell office:value-type="float" office:value="0.00498506871594">
            <text:p>0,0049850687</text:p>
          </table:table-cell>
          <table:table-cell table:number-columns-repeated="12"/>
        </table:table-row>
        <table:table-row table:style-name="ro2">
          <table:table-cell office:value-type="string">
            <text:p>заяв</text:p>
          </table:table-cell>
          <table:table-cell office:value-type="float" office:value="1">
            <text:p>1</text:p>
          </table:table-cell>
          <table:table-cell office:value-type="float" office:value="0.0118054463014">
            <text:p>0,0118054463</text:p>
          </table:table-cell>
          <table:table-cell office:value-type="float" office:value="0.00603371770874">
            <text:p>0,0060337177</text:p>
          </table:table-cell>
          <table:table-cell office:value-type="float" office:value="0.00492131907204">
            <text:p>0,0049213191</text:p>
          </table:table-cell>
          <table:table-cell office:value-type="float" office:value="0.00418147976943">
            <text:p>0,0041814798</text:p>
          </table:table-cell>
          <table:table-cell office:value-type="float" office:value="0.00481182145005">
            <text:p>0,0048118215</text:p>
          </table:table-cell>
          <table:table-cell office:value-type="float" office:value="0.00498506871594">
            <text:p>0,0049850687</text:p>
          </table:table-cell>
          <table:table-cell table:number-columns-repeated="12"/>
        </table:table-row>
        <table:table-row table:style-name="ro1">
          <table:table-cell office:value-type="string">
            <text:p>оон</text:p>
          </table:table-cell>
          <table:table-cell office:value-type="float" office:value="1">
            <text:p>1</text:p>
          </table:table-cell>
          <table:table-cell office:value-type="float" office:value="0.011936657282">
            <text:p>0,0119366573</text:p>
          </table:table-cell>
          <table:table-cell office:value-type="float" office:value="0.00628097057128">
            <text:p>0,0062809706</text:p>
          </table:table-cell>
          <table:table-cell office:value-type="float" office:value="0.00643368127842">
            <text:p>0,0064336813</text:p>
          </table:table-cell>
          <table:table-cell office:value-type="float" office:value="0.0077093884614">
            <text:p>0,0077093885</text:p>
          </table:table-cell>
          <table:table-cell office:value-type="float" office:value="0.00599267532133">
            <text:p>0,0059926753</text:p>
          </table:table-cell>
          <table:table-cell office:value-type="float" office:value="0.00497002659112">
            <text:p>0,0049700266</text:p>
          </table:table-cell>
          <table:table-cell table:number-columns-repeated="12"/>
        </table:table-row>
        <table:table-row table:style-name="ro2">
          <table:table-cell office:value-type="string">
            <text:p>нью</text:p>
          </table:table-cell>
          <table:table-cell office:value-type="float" office:value="1">
            <text:p>1</text:p>
          </table:table-cell>
          <table:table-cell office:value-type="float" office:value="0.0129573265257">
            <text:p>0,0129573265</text:p>
          </table:table-cell>
          <table:table-cell office:value-type="float" office:value="0.00679177573244">
            <text:p>0,0067917757</text:p>
          </table:table-cell>
          <table:table-cell office:value-type="float" office:value="0.00551938506059">
            <text:p>0,0055193851</text:p>
          </table:table-cell>
          <table:table-cell office:value-type="float" office:value="0.00454541164464">
            <text:p>0,0045454116</text:p>
          </table:table-cell>
          <table:table-cell office:value-type="float" office:value="0.00497348559702">
            <text:p>0,0049734856</text:p>
          </table:table-cell>
          <table:table-cell office:value-type="float" office:value="0.00497002659112">
            <text:p>0,0049700266</text:p>
          </table:table-cell>
          <table:table-cell table:number-columns-repeated="12"/>
        </table:table-row>
        <table:table-row table:style-name="ro1">
          <table:table-cell office:value-type="string">
            <text:p>вашингтон</text:p>
          </table:table-cell>
          <table:table-cell office:value-type="float" office:value="1">
            <text:p>1</text:p>
          </table:table-cell>
          <table:table-cell office:value-type="float" office:value="0.0114407402719">
            <text:p>0,0114407403</text:p>
          </table:table-cell>
          <table:table-cell office:value-type="float" office:value="0.0059323005445">
            <text:p>0,0059323005</text:p>
          </table:table-cell>
          <table:table-cell office:value-type="float" office:value="0.00601974683045">
            <text:p>0,0060197468</text:p>
          </table:table-cell>
          <table:table-cell office:value-type="float" office:value="0.00730842682783">
            <text:p>0,0073084268</text:p>
          </table:table-cell>
          <table:table-cell office:value-type="float" office:value="0.00580356535361">
            <text:p>0,0058035654</text:p>
          </table:table-cell>
          <table:table-cell office:value-type="float" office:value="0.00494672777056">
            <text:p>0,0049467278</text:p>
          </table:table-cell>
          <table:table-cell table:number-columns-repeated="12"/>
        </table:table-row>
        <table:table-row table:style-name="ro2">
          <table:table-cell office:value-type="string">
            <text:p>расположен</text:p>
          </table:table-cell>
          <table:table-cell office:value-type="float" office:value="1">
            <text:p>1</text:p>
          </table:table-cell>
          <table:table-cell office:value-type="float" office:value="0.0116130135509">
            <text:p>0,0116130136</text:p>
          </table:table-cell>
          <table:table-cell office:value-type="float" office:value="0.00604371471259">
            <text:p>0,0060437147</text:p>
          </table:table-cell>
          <table:table-cell office:value-type="float" office:value="0.00491706171315">
            <text:p>0,0049170617</text:p>
          </table:table-cell>
          <table:table-cell office:value-type="float" office:value="0.00420424407218">
            <text:p>0,0042042441</text:p>
          </table:table-cell>
          <table:table-cell office:value-type="float" office:value="0.00472935826872">
            <text:p>0,0047293583</text:p>
          </table:table-cell>
          <table:table-cell office:value-type="float" office:value="0.00494672777056">
            <text:p>0,0049467278</text:p>
          </table:table-cell>
          <table:table-cell table:number-columns-repeated="12"/>
        </table:table-row>
        <table:table-row table:style-name="ro2">
          <table:table-cell office:value-type="string">
            <text:p>след</text:p>
          </table:table-cell>
          <table:table-cell office:value-type="float" office:value="1">
            <text:p>1</text:p>
          </table:table-cell>
          <table:table-cell office:value-type="float" office:value="0.0117970006054">
            <text:p>0,0117970006</text:p>
          </table:table-cell>
          <table:table-cell office:value-type="float" office:value="0.00556041680912">
            <text:p>0,0055604168</text:p>
          </table:table-cell>
          <table:table-cell office:value-type="float" office:value="0.00600795206954">
            <text:p>0,0060079521</text:p>
          </table:table-cell>
          <table:table-cell office:value-type="float" office:value="0.00701193236936">
            <text:p>0,0070119324</text:p>
          </table:table-cell>
          <table:table-cell office:value-type="float" office:value="0.00589994452834">
            <text:p>0,0058999445</text:p>
          </table:table-cell>
          <table:table-cell office:value-type="float" office:value="0.00487052596512">
            <text:p>0,004870526</text:p>
          </table:table-cell>
          <table:table-cell table:number-columns-repeated="12"/>
        </table:table-row>
        <table:table-row table:style-name="ro1">
          <table:table-cell office:value-type="string">
            <text:p>здан</text:p>
          </table:table-cell>
          <table:table-cell office:value-type="float" office:value="1">
            <text:p>1</text:p>
          </table:table-cell>
          <table:table-cell office:value-type="float" office:value="0.0113389946566">
            <text:p>0,0113389947</text:p>
          </table:table-cell>
          <table:table-cell office:value-type="float" office:value="0.00563474064008">
            <text:p>0,0056347406</text:p>
          </table:table-cell>
          <table:table-cell office:value-type="float" office:value="0.00456587779015">
            <text:p>0,0045658778</text:p>
          </table:table-cell>
          <table:table-cell office:value-type="float" office:value="0.0039602681515">
            <text:p>0,0039602682</text:p>
          </table:table-cell>
          <table:table-cell office:value-type="float" office:value="0.0046114207894">
            <text:p>0,0046114208</text:p>
          </table:table-cell>
          <table:table-cell office:value-type="float" office:value="0.00482301446392">
            <text:p>0,0048230145</text:p>
          </table:table-cell>
          <table:table-cell table:number-columns-repeated="12"/>
        </table:table-row>
        <table:table-row table:style-name="ro1">
          <table:table-cell office:value-type="string">
            <text:p>приостановк</text:p>
          </table:table-cell>
          <table:table-cell office:value-type="float" office:value="1">
            <text:p>1</text:p>
          </table:table-cell>
          <table:table-cell office:value-type="float" office:value="0.0124881929328">
            <text:p>0,0124881929</text:p>
          </table:table-cell>
          <table:table-cell office:value-type="float" office:value="0.00654257432092">
            <text:p>0,0065425743</text:p>
          </table:table-cell>
          <table:table-cell office:value-type="float" office:value="0.00679345291547">
            <text:p>0,0067934529</text:p>
          </table:table-cell>
          <table:table-cell office:value-type="float" office:value="0.00663705981916">
            <text:p>0,0066370598</text:p>
          </table:table-cell>
          <table:table-cell office:value-type="float" office:value="0.00615752373708">
            <text:p>0,0061575237</text:p>
          </table:table-cell>
          <table:table-cell office:value-type="float" office:value="0.00472673421621">
            <text:p>0,0047267342</text:p>
          </table:table-cell>
          <table:table-cell table:number-columns-repeated="12"/>
        </table:table-row>
        <table:table-row table:style-name="ro2">
          <table:table-cell office:value-type="string">
            <text:p>сообщен</text:p>
          </table:table-cell>
          <table:table-cell office:value-type="float" office:value="1">
            <text:p>1</text:p>
          </table:table-cell>
          <table:table-cell office:value-type="float" office:value="0.0119119248866">
            <text:p>0,0119119249</text:p>
          </table:table-cell>
          <table:table-cell office:value-type="float" office:value="0.00637901866755">
            <text:p>0,0063790187</text:p>
          </table:table-cell>
          <table:table-cell office:value-type="float" office:value="0.0051917287103">
            <text:p>0,0051917287</text:p>
          </table:table-cell>
          <table:table-cell office:value-type="float" office:value="0.00460403114">
            <text:p>0,0046040311</text:p>
          </table:table-cell>
          <table:table-cell office:value-type="float" office:value="0.00484553254629">
            <text:p>0,0048455325</text:p>
          </table:table-cell>
          <table:table-cell office:value-type="float" office:value="0.00472673421621">
            <text:p>0,0047267342</text:p>
          </table:table-cell>
          <table:table-cell table:number-columns-repeated="12"/>
        </table:table-row>
        <table:table-row table:style-name="ro2">
          <table:table-cell office:value-type="string">
            <text:p>прослушек</text:p>
          </table:table-cell>
          <table:table-cell office:value-type="float" office:value="1">
            <text:p>1</text:p>
          </table:table-cell>
          <table:table-cell office:value-type="float" office:value="0.0119119248866">
            <text:p>0,0119119249</text:p>
          </table:table-cell>
          <table:table-cell office:value-type="float" office:value="0.00637901866755">
            <text:p>0,0063790187</text:p>
          </table:table-cell>
          <table:table-cell office:value-type="float" office:value="0.0051917287103">
            <text:p>0,0051917287</text:p>
          </table:table-cell>
          <table:table-cell office:value-type="float" office:value="0.00460403114">
            <text:p>0,0046040311</text:p>
          </table:table-cell>
          <table:table-cell office:value-type="float" office:value="0.00484553254629">
            <text:p>0,0048455325</text:p>
          </table:table-cell>
          <table:table-cell office:value-type="float" office:value="0.00472673421621">
            <text:p>0,0047267342</text:p>
          </table:table-cell>
          <table:table-cell table:number-columns-repeated="12"/>
        </table:table-row>
        <table:table-row table:style-name="ro1">
          <table:table-cell office:value-type="string">
            <text:p>москв</text:p>
          </table:table-cell>
          <table:table-cell office:value-type="float" office:value="1">
            <text:p>1</text:p>
          </table:table-cell>
          <table:table-cell office:value-type="float" office:value="0.00764810857087">
            <text:p>0,0076481086</text:p>
          </table:table-cell>
          <table:table-cell office:value-type="float" office:value="0.00453250433995">
            <text:p>0,0045325043</text:p>
          </table:table-cell>
          <table:table-cell office:value-type="float" office:value="0.00477423817883">
            <text:p>0,0047742382</text:p>
          </table:table-cell>
          <table:table-cell office:value-type="float" office:value="0.00530150751581">
            <text:p>0,0053015075</text:p>
          </table:table-cell>
          <table:table-cell office:value-type="float" office:value="0.0038686159192">
            <text:p>0,0038686159</text:p>
          </table:table-cell>
          <table:table-cell office:value-type="float" office:value="0.00309016720522">
            <text:p>0,0030901672</text:p>
          </table:table-cell>
          <table:table-cell table:number-columns-repeated="12"/>
        </table:table-row>
        <table:table-row table:style-name="ro2" table:number-rows-repeated="1048437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Лист1.A1:Лист1.H1048576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4T02:10:24</dc:date>
    <dc:creator>Dales3D </dc:creator>
    <meta:document-statistic meta:table-count="1" meta:cell-count="1184" meta:object-count="0"/>
    <meta:generator>LibreOffice/3.5$Linux_X86_64 LibreOffice_project/350m1$Build-2</meta:generator>
  </office:meta>
</office:document-meta>
</file>